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5" svg:font-family="'Fira Code'" style:font-pitch="fixed"/>
    <style:font-face style:name="Fira Code3" svg:font-family="'Fira Code'" style:font-adornments="Regular" style:font-pitch="fixed"/>
    <style:font-face style:name="Fira Code8" svg:font-family="'Fira Code'" style:font-adornments="細字" style:font-pitch="fixed"/>
    <style:font-face style:name="Hack" svg:font-family="Hack" style:font-pitch="fixed"/>
    <style:font-face style:name="Fira Code6" svg:font-family="'Fira Code'" style:font-family-generic="swiss" style:font-pitch="fixed"/>
    <style:font-face style:name="Liberation Sans2" svg:font-family="'Liberation Sans'" style:font-family-generic="swiss" style:font-pitch="fixed"/>
    <style:font-face style:name="Open Sans" svg:font-family="'Open Sans'" style:font-family-generic="swiss" style:font-pitch="fixed"/>
    <style:font-face style:name="Fira Code4" svg:font-family="'Fira Code'" style:font-pitch="variable"/>
    <style:font-face style:name="Fira Code2" svg:font-family="'Fira Code'" style:font-adornments="Regular" style:font-pitch="variable"/>
    <style:font-face style:name="Fira Code7" svg:font-family="'Fira Code'" style:font-adornments="細字" style:font-pitch="variable"/>
    <style:font-face style:name="Hack1" svg:font-family="Hack" style:font-pitch="variable"/>
    <style:font-face style:name="Liberation Sans3" svg:font-family="'Liberation Sans'" style:font-pitch="variable"/>
    <style:font-face style:name="Source Sans Pro Light3" svg:font-family="'Source Sans Pro Light'" style:font-adornments="細字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25cm"/>
    </style:style>
    <style:style style:name="pr5" style:family="presentation" style:parent-style-name="Alizarin-subtitle" style:list-style-name="L3">
      <style:graphic-properties draw:fill-color="#ffffff" fo:min-height="9.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9.5cm"/>
    </style:style>
    <style:style style:name="pr8" style:family="presentation" style:parent-style-name="Alizarin-subtitle">
      <style:graphic-properties draw:fill-color="#ffffff" fo:min-height="5cm"/>
    </style:style>
    <style:style style:name="pr9" style:family="presentation" style:parent-style-name="Alizarin-title">
      <style:graphic-properties fo:min-height="2.25cm"/>
    </style:style>
    <style:style style:name="pr10" style:family="presentation" style:parent-style-name="Alizarin-outline1">
      <style:graphic-properties fo:min-height="12.75cm"/>
    </style:style>
    <style:style style:name="pr11" style:family="presentation" style:parent-style-name="Alizarin-outline1">
      <style:graphic-properties fo:min-height="4.4cm"/>
    </style:style>
    <style:style style:name="pr12" style:family="presentation" style:parent-style-name="Alizarin-outline1">
      <style:graphic-properties fo:min-height="9.5cm"/>
    </style:style>
    <style:style style:name="pr13" style:family="presentation" style:parent-style-name="Alizarin-notes">
      <style:graphic-properties draw:fill-color="#ffffff" fo:min-height="13.364cm"/>
    </style:style>
    <style:style style:name="pr14" style:family="presentation" style:parent-style-name="Alizarin-subtitle" style:list-style-name="L4">
      <style:graphic-properties draw:fill-color="#ffffff" fo:min-height="9.5cm"/>
    </style:style>
    <style:style style:name="pr15" style:family="presentation" style:parent-style-name="Alizarin-outline1">
      <style:graphic-properties draw:textarea-vertical-align="top"/>
    </style:style>
    <style:style style:name="pr16" style:family="presentation" style:parent-style-name="Alizarin-outline1">
      <style:graphic-properties draw:stroke="none" draw:shadow="hidden"/>
    </style:style>
    <style:style style:name="pr17" style:family="presentation" style:parent-style-name="Alizarin-outline1">
      <style:graphic-properties draw:textarea-vertical-align="middle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Liberation Sans1" fo:font-size="19.5pt" fo:font-weight="normal" style:font-size-asian="19.5pt" style:font-weight-asian="normal" style:font-size-complex="19.5pt" style:font-weight-complex="normal"/>
    </style:style>
    <style:style style:name="P6" style:family="paragraph">
      <style:text-properties style:font-name="Liberation Sans1"/>
    </style:style>
    <style:style style:name="P7" style:family="paragraph">
      <style:paragraph-properties fo:margin-left="0cm" fo:margin-right="0cm" fo:margin-top="0.3cm" fo:margin-bottom="0.6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text-properties style:font-name="Liberation Sans1" fo:font-weight="normal" style:font-weight-asian="normal" style:font-weight-complex="normal"/>
    </style:style>
    <style:style style:name="P9" style:family="paragraph">
      <style:text-properties style:font-name="Fira Code5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1" style:family="paragraph">
      <style:text-properties style:font-name="Fira Code5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3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text-properties style:font-name="Fira Code5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0cm" fo:margin-right="0cm" fo:text-indent="0cm"/>
      <style:text-properties fo:background-color="transparent"/>
    </style:style>
    <style:style style:name="P16" style:family="paragraph"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>
        <style:tab-stops/>
      </style:paragraph-properties>
      <style:text-properties fo:background-color="transparent" fo:hyphenate="false"/>
    </style:style>
    <style:style style:name="P17" style:family="paragraph">
      <loext:graphic-properties draw:fill-color="#ffffff"/>
      <style:paragraph-properties fo:margin-left="0cm" fo:margin-right="0cm" fo:text-indent="0cm"/>
      <style:text-properties fo:background-color="transparent"/>
    </style:style>
    <style:style style:name="P18" style:family="paragraph">
      <style:paragraph-properties fo:line-height="100%"/>
    </style:style>
    <style:style style:name="P19" style:family="paragraph">
      <style:paragraph-properties fo:margin-left="0cm" fo:margin-right="0cm" fo:line-height="100%" fo:text-indent="0cm"/>
      <style:text-properties style:font-name="Liberation Sans1" fo:font-weight="normal" style:font-weight-asian="normal" style:font-weight-complex="normal"/>
    </style:style>
    <style:style style:name="P20" style:family="paragraph">
      <style:text-properties style:font-name="Liberation Sans1" style:text-underline-style="none"/>
    </style:style>
    <style:style style:name="P21" style:family="paragraph">
      <style:paragraph-properties fo:text-align="center"/>
      <style:text-properties style:font-name="Open Sans1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4" style:family="paragraph">
      <style:text-properties style:font-name="Liberation Sans1" fo:font-size="40pt" style:font-size-asian="40pt" style:font-size-complex="40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text-properties fo:font-size="15pt" fo:font-weight="normal" fo:background-color="transparent" style:font-size-asian="15pt" style:font-weight-asian="normal" style:font-size-complex="15pt" style:font-weight-complex="normal"/>
    </style:style>
    <style:style style:name="P29" style:family="paragraph">
      <style:text-properties style:font-name="Liberation Sans1" fo:font-size="18pt" style:font-size-asian="18pt" style:font-size-complex="18pt"/>
    </style:style>
    <style:style style:name="P30" style:family="paragraph">
      <style:text-properties style:font-name="Liberation Sans1" fo:font-weight="bold" style:font-weight-asian="bold" style:font-weight-complex="bold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4" style:family="paragraph">
      <style:paragraph-properties fo:line-height="150%" fo:text-align="start"/>
    </style:style>
    <style:style style:name="P35" style:family="paragraph">
      <style:paragraph-properties fo:line-height="150%" fo:text-align="start"/>
      <style:text-properties style:font-name="Liberation Sans1" fo:font-size="24pt" style:font-size-asian="24pt" style:font-size-complex="24pt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line-height="150%" fo:text-indent="0cm"/>
    </style:style>
    <style:style style:name="P38" style:family="paragraph">
      <loext:graphic-properties draw:fill-color="#ffffff"/>
      <style:paragraph-properties fo:margin-left="0cm" fo:margin-right="0cm" fo:text-indent="0cm"/>
    </style:style>
    <style:style style:name="P39" style:family="paragraph">
      <style:text-properties style:font-name="Fira Code5"/>
    </style:style>
    <style:style style:name="P40" style:family="paragraph">
      <style:paragraph-properties fo:text-align="start"/>
    </style:style>
    <style:style style:name="P41" style:family="paragraph">
      <style:paragraph-properties fo:text-align="center"/>
      <style:text-properties style:font-name="Fira Code5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margin-left="0cm" fo:margin-right="0cm" fo:margin-top="0cm" fo:margin-bottom="0.301cm" fo:line-height="100%" fo:text-align="center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17.2000007629395pt" style:font-size-asian="17.2000007629395pt" style:font-size-complex="17.2000007629395pt"/>
    </style:style>
    <style:style style:name="P45" style:family="paragraph">
      <style:text-properties fo:font-size="17pt" style:font-size-asian="17pt" style:font-size-complex="17pt"/>
    </style:style>
    <style:style style:name="P46" style:family="paragraph">
      <style:paragraph-properties fo:text-align="center"/>
      <style:text-properties style:font-name="Liberation Sans1"/>
    </style:style>
    <style:style style:name="P47" style:family="paragraph">
      <style:text-properties style:font-name="Open Sans1" fo:font-size="22pt" fo:font-weight="normal" style:font-size-asian="22pt" style:font-weight-asian="normal" style:font-size-complex="22pt" style:font-weight-complex="normal"/>
    </style:style>
    <style:style style:name="P48" style:family="paragraph">
      <style:text-properties style:font-name="Open Sans1" fo:font-size="26pt" style:font-size-asian="26pt" style:font-size-complex="26pt"/>
    </style:style>
    <style:style style:name="P49" style:family="paragraph"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>
        <style:tab-stops/>
      </style:paragraph-properties>
      <style:text-properties fo:font-size="18pt" style:font-size-asian="18pt" style:font-size-complex="18pt" fo:hyphenate="false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loext:graphic-properties draw:fill-color="#ffffff"/>
      <style:paragraph-properties fo:margin-left="0cm" fo:margin-right="0cm" fo:text-indent="0cm"/>
      <style:text-properties style:font-name="Open Sans1"/>
    </style:style>
    <style:style style:name="P52" style:family="paragraph"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>
        <style:tab-stops/>
      </style:paragraph-properties>
      <style:text-properties style:font-name="Fira Code5" fo:font-size="20pt" style:font-size-asian="20pt" style:font-size-complex="20pt" fo:hyphenate="false"/>
    </style:style>
    <style:style style:name="P53" style:family="paragraph">
      <style:text-properties style:font-name="Fira Code5" fo:font-size="20pt" style:font-size-asian="20pt" style:font-size-complex="20pt"/>
    </style:style>
    <style:style style:name="P54" style:family="paragraph">
      <style:text-properties style:font-name="Open Sans1"/>
    </style:style>
    <style:style style:name="T1" style:family="text">
      <style:text-properties fo:font-size="16.5pt"/>
    </style:style>
    <style:style style:name="T2" style:family="text">
      <style:text-properties fo:font-size="16.5pt" fo:font-weight="bold" style:font-weight-asian="bold" style:font-weight-complex="bold"/>
    </style:style>
    <style:style style:name="T3" style:family="text">
      <style:text-properties fo:font-size="26pt"/>
    </style:style>
    <style:style style:name="T4" style:family="text">
      <style:text-properties fo:font-size="26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ans1" fo:font-size="19.5pt" fo:font-weight="normal" style:font-size-asian="19.5pt" style:font-weight-asian="normal" style:font-size-complex="19.5pt" style:font-weight-complex="normal"/>
    </style:style>
    <style:style style:name="T8" style:family="text">
      <style:text-properties style:font-name="Liberation Sans1" fo:font-size="19.5pt" fo:font-style="italic" fo:font-weight="normal" style:font-size-asian="19.5pt" style:font-style-asian="italic" style:font-weight-asian="normal" style:font-size-complex="19.5pt" style:font-style-complex="italic" style:font-weight-complex="normal"/>
    </style:style>
    <style:style style:name="T9" style:family="text">
      <style:text-properties style:font-name="Fira Code5" fo:font-size="19.5pt" fo:font-style="italic" fo:font-weight="normal" style:font-size-asian="19.5pt" style:font-style-asian="italic" style:font-weight-asian="normal" style:font-size-complex="19.5pt" style:font-style-complex="italic" style:font-weight-complex="normal"/>
    </style:style>
    <style:style style:name="T10" style:family="text">
      <style:text-properties style:font-name="Fira Code5" fo:font-size="19.5pt" fo:font-style="normal" fo:font-weight="normal" style:font-size-asian="19.5pt" style:font-style-asian="normal" style:font-weight-asian="normal" style:font-size-complex="19.5pt" style:font-style-complex="normal" style:font-weight-complex="normal"/>
    </style:style>
    <style:style style:name="T11" style:family="text">
      <style:text-properties style:font-name="Fira Code5" fo:font-size="19.5pt" fo:font-weight="normal" style:font-size-asian="19.5pt" style:font-weight-asian="normal" style:font-size-complex="19.5pt" style:font-weight-complex="normal"/>
    </style:style>
    <style:style style:name="T12" style:family="text">
      <style:text-properties style:font-name="Fira Code5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Fira Code5" fo:font-size="20pt" fo:font-weight="normal" fo:background-color="#fff200" style:font-size-asian="20pt" style:font-weight-asian="normal" style:font-size-complex="20pt" style:font-weight-complex="normal"/>
    </style:style>
    <style:style style:name="T14" style:family="text">
      <style:text-properties style:font-name="Fira Code5" fo:font-size="20pt" fo:font-weight="normal" fo:background-color="#bbe33d" style:font-size-asian="20pt" style:font-weight-asian="normal" style:font-size-complex="20pt" style:font-weight-complex="normal"/>
    </style:style>
    <style:style style:name="T15" style:family="text">
      <style:text-properties style:font-name="Fira Code5" fo:font-size="20pt" fo:font-weight="normal" fo:background-color="#b4c7dc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fo:background-color="#fff200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fo:background-color="#bbe33d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fo:background-color="#b4c7dc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weight="normal" style:font-weight-asian="normal" style:font-weight-complex="normal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be33d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4c7dc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Liberation Sans1"/>
    </style:style>
    <style:style style:name="T26" style:family="text">
      <style:text-properties style:font-name="Fira Code5"/>
    </style:style>
    <style:style style:name="T27" style:family="text">
      <style:text-properties style:font-name="Fira Code5" fo:font-weight="normal" style:font-weight-asian="normal" style:font-weight-complex="normal"/>
    </style:style>
    <style:style style:name="T28" style:family="text">
      <style:text-properties style:font-name="Fira Code5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Fira Code5" fo:font-size="16pt" fo:font-weight="normal" fo:background-color="#d4ea6b" style:font-size-asian="16pt" style:font-weight-asian="normal" style:font-size-complex="16pt" style:font-weight-complex="normal"/>
    </style:style>
    <style:style style:name="T30" style:family="text">
      <style:text-properties style:font-name="Fira Code5" fo:font-size="16pt" fo:font-weight="normal" fo:background-color="#fff200" style:font-size-asian="16pt" style:font-weight-asian="normal" style:font-size-complex="16pt" style:font-weight-complex="normal"/>
    </style:style>
    <style:style style:name="T31" style:family="text">
      <style:text-properties style:font-name="Fira Code5" fo:font-size="20pt" fo:font-weight="normal" fo:background-color="#d4ea6b" style:font-size-asian="20pt" style:font-weight-asian="normal" style:font-size-complex="20pt" style:font-weight-complex="normal"/>
    </style:style>
    <style:style style:name="T32" style:family="text">
      <style:text-properties style:font-name="Fira Code5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font-name="Fira Code5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Fira Code5" fo:font-size="18pt" fo:font-weight="normal" fo:background-color="#fff200" style:font-size-asian="18pt" style:font-weight-asian="normal" style:font-size-complex="18pt" style:font-weight-complex="normal"/>
    </style:style>
    <style:style style:name="T36" style:family="text">
      <style:text-properties style:font-name="Fira Code5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font-name="Fira Code5" fo:font-size="20pt" fo:font-weight="normal" fo:background-color="transparent" style:font-size-asian="20pt" style:font-weight-asian="normal" style:font-size-complex="20pt" style:font-weight-complex="normal"/>
    </style:style>
    <style:style style:name="T39" style:family="text">
      <style:text-properties style:font-name="Fira Code5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Fira Code5" fo:font-weight="normal" fo:background-color="#fff200" style:font-weight-asian="normal" style:font-weight-complex="normal"/>
    </style:style>
    <style:style style:name="T41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font-name="Liberation Sans1" style:text-underline-style="none" fo:font-weight="bold" style:font-weight-asian="bold" style:font-weight-complex="bold"/>
    </style:style>
    <style:style style:name="T43" style:family="text">
      <style:text-properties style:font-name="Liberation Sans1" style:text-underline-style="none" fo:font-weight="normal" style:font-weight-asian="normal" style:font-weight-complex="normal"/>
    </style:style>
    <style:style style:name="T44" style:family="text">
      <style:text-properties style:font-name="Fira Code5" style:text-underline-style="none" fo:font-weight="normal" style:font-weight-asian="normal" style:font-weight-complex="normal"/>
    </style:style>
    <style:style style:name="T45" style:family="text">
      <style:text-properties fo:font-variant="normal" fo:text-transform="none" fo:color="#1c1c1c" style:text-outline="false" style:text-line-through-style="none" style:text-line-through-type="none" style:font-name="Fira Code5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Open Sans1"/>
    </style:style>
    <style:style style:name="T47" style:family="text">
      <style:text-properties style:font-name="Fira Code5" fo:font-size="16pt" fo:font-weight="bold" style:font-size-asian="16pt" style:font-weight-asian="bold" style:font-size-complex="16pt" style:font-weight-complex="bold"/>
    </style:style>
    <style:style style:name="T48" style:family="text">
      <style:text-properties style:font-name="Fira Code5" fo:font-size="16pt" fo:font-weight="bold" fo:background-color="#fff200" style:font-size-asian="16pt" style:font-weight-asian="bold" style:font-size-complex="16pt" style:font-weight-complex="bold"/>
    </style:style>
    <style:style style:name="T49" style:family="text">
      <style:text-properties style:font-name="Liberation Sans1" fo:font-size="40pt" style:font-size-asian="40pt" style:font-size-complex="40pt"/>
    </style:style>
    <style:style style:name="T50" style:family="text">
      <style:text-properties style:font-name="Fira Code5" fo:font-size="40pt" style:font-size-asian="40pt" style:font-size-complex="40pt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style:font-name="Fira Code5" fo:font-size="20pt" style:font-size-asian="20pt" style:font-size-complex="20pt"/>
    </style:style>
    <style:style style:name="T53" style:family="text">
      <style:text-properties style:font-name="Hack" fo:font-size="16pt" fo:font-weight="normal" style:font-size-asian="16pt" style:font-weight-asian="normal" style:font-size-complex="16pt" style:font-weight-complex="normal"/>
    </style:style>
    <style:style style:name="T54" style:family="text">
      <style:text-properties style:font-name="Hack" fo:font-size="16pt" style:text-underline-style="none" fo:font-weight="bold" style:font-size-asian="16pt" style:font-weight-asian="bold" style:font-size-complex="16pt" style:font-weight-complex="bold"/>
    </style:style>
    <style:style style:name="T55" style:family="text">
      <style:text-properties style:font-name="Hack" fo:font-size="16pt" style:text-underline-style="none" fo:font-weight="bold" fo:background-color="#fff200" style:font-size-asian="16pt" style:font-weight-asian="bold" style:font-size-complex="16pt" style:font-weight-complex="bold"/>
    </style:style>
    <style:style style:name="T56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57" style:family="text">
      <style:text-properties style:font-name="Hack" fo:font-size="16pt" fo:font-weight="bold" fo:background-color="#fff200" style:font-size-asian="16pt" style:font-weight-asian="bold" style:font-size-complex="16pt" style:font-weight-complex="bold"/>
    </style:style>
    <style:style style:name="T58" style:family="text">
      <style:text-properties style:font-name="Hack" fo:font-size="20pt" fo:font-weight="normal" style:font-size-asian="20pt" style:font-weight-asian="normal" style:font-size-complex="20pt" style:font-weight-complex="normal"/>
    </style:style>
    <style:style style:name="T59" style:family="text">
      <style:text-properties style:font-name="Liberation Sans1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0" style:family="text">
      <style:text-properties style:font-name="Open Sans1" fo:font-weight="normal" style:font-weight-asian="normal" style:font-weight-complex="normal"/>
    </style:style>
    <style:style style:name="T61" style:family="text">
      <style:text-properties fo:font-size="15pt" fo:font-weight="normal" fo:background-color="transparent" style:font-size-asian="15pt" style:font-weight-asian="normal" style:font-size-complex="15pt" style:font-weight-complex="normal"/>
    </style:style>
    <style:style style:name="T62" style:family="text">
      <style:text-properties fo:font-size="15pt" fo:font-weight="normal" fo:background-color="#fff200" style:font-size-asian="15pt" style:font-weight-asian="normal" style:font-size-complex="15pt" style:font-weight-complex="normal"/>
    </style:style>
    <style:style style:name="T63" style:family="text">
      <style:text-properties fo:font-variant="normal" fo:text-transform="none" fo:color="#1c1c1c" style:text-outline="false" style:text-line-through-style="none" style:text-line-through-type="none" style:text-position="0% 100%" style:font-name="Fira Code5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style:font-name="Fira Code5" fo:font-size="15pt" fo:font-weight="normal" fo:background-color="transparent" style:font-size-asian="15pt" style:font-weight-asian="normal" style:font-size-complex="15pt" style:font-weight-complex="normal"/>
    </style:style>
    <style:style style:name="T65" style:family="text">
      <style:text-properties style:font-name="Liberation Sans1" fo:font-size="18pt" style:font-size-asian="18pt" style:font-size-complex="18pt"/>
    </style:style>
    <style:style style:name="T66" style:family="text">
      <style:text-properties style:font-name="Fira Code5" fo:font-size="18pt" style:font-size-asian="18pt" style:font-size-complex="18pt"/>
    </style:style>
    <style:style style:name="T67" style:family="text">
      <style:text-properties style:font-name="Fira Code5" fo:font-size="18pt" fo:background-color="#ffff00" style:font-size-asian="18pt" style:font-size-complex="18pt"/>
    </style:style>
    <style:style style:name="T68" style:family="text">
      <style:text-properties style:font-name="Fira Code5" fo:font-weight="bold" style:font-weight-asian="bold" style:font-weight-complex="bold"/>
    </style:style>
    <style:style style:name="T69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70" style:family="text">
      <style:text-properties style:font-name="Liberation Sans1" fo:font-size="18pt" fo:font-weight="bold" fo:background-color="#fff200" style:font-size-asian="18pt" style:font-weight-asian="bold" style:font-size-complex="18pt" style:font-weight-complex="bold"/>
    </style:style>
    <style:style style:name="T71" style:family="text">
      <style:text-properties style:font-name="Fira Code5" fo:font-size="18pt" fo:background-color="transparent" style:font-size-asian="18pt" style:font-size-complex="18pt"/>
    </style:style>
    <style:style style:name="T72" style:family="text">
      <style:text-properties style:font-name="Liberation Sans1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Fira Code5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style:font-name="Hack" fo:font-size="36pt" style:font-size-asian="36pt" style:font-size-complex="36pt"/>
    </style:style>
    <style:style style:name="T75" style:family="text">
      <style:text-properties style:font-name="Fira Code5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77" style:family="text">
      <style:text-properties style:font-name="Liberation Sans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8" style:family="text">
      <style:text-properties style:font-name="Liberation Sans1" fo:font-weight="bold" style:font-weight-asian="bold" style:font-weight-complex="bold"/>
    </style:style>
    <style:style style:name="T79" style:family="text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0" style:family="text">
      <style:text-properties fo:font-size="16pt" fo:font-weight="normal" style:font-size-asian="16pt" style:font-weight-asian="normal" style:font-size-complex="16pt" style:font-weight-complex="normal"/>
    </style:style>
    <style:style style:name="T81" style:family="text">
      <style:text-properties fo:font-size="16pt" fo:background-color="#fff200" style:font-size-asian="16pt" style:font-size-complex="16pt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fo:font-size="16pt" fo:font-weight="bold" fo:background-color="#fff200" style:font-size-asian="16pt" style:font-weight-asian="bold" style:font-size-complex="16pt" style:font-weight-complex="bold"/>
    </style:style>
    <style:style style:name="T84" style:family="text">
      <style:text-properties fo:font-size="16pt" fo:font-weight="bold" style:font-size-asian="16pt" style:font-weight-asian="bold" style:font-size-complex="16pt" style:font-weight-complex="bold"/>
    </style:style>
    <style:style style:name="T85" style:family="text">
      <style:text-properties style:font-name="Fira Code5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6" style:family="text">
      <style:text-properties fo:font-size="16pt" fo:font-style="normal" style:text-underline-style="none" fo:font-weight="bold" fo:background-color="#fff200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size="16pt" fo:font-weight="normal" fo:background-color="#fff200" style:font-size-asian="16pt" style:font-weight-asian="normal" style:font-size-complex="16pt" style:font-weight-complex="normal"/>
    </style:style>
    <style:style style:name="T88" style:family="text">
      <style:text-properties style:font-name="Open Sans1" fo:font-size="32pt" fo:font-style="italic" style:font-size-asian="32pt" style:font-style-asian="italic" style:font-size-complex="32pt" style:font-style-complex="italic"/>
    </style:style>
    <style:style style:name="T89" style:family="text">
      <style:text-properties style:font-name="Open Sans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0" style:family="text">
      <style:text-properties style:font-name="Liberation Sans1" fo:font-size="36pt" style:font-size-asian="36pt" style:font-size-complex="36pt"/>
    </style:style>
    <style:style style:name="T91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92" style:family="text">
      <style:text-properties style:font-name="Liberation Sans1" fo:font-size="24pt" style:font-size-asian="24pt" style:font-size-complex="24pt"/>
    </style:style>
    <style:style style:name="T93" style:family="text">
      <style:text-properties style:font-name="Fira Code5" fo:font-size="24pt" style:font-size-asian="24pt" style:font-size-complex="24pt"/>
    </style:style>
    <style:style style:name="T94" style:family="text"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T95" style:family="text">
      <style:text-properties style:font-name="Fira Code5" fo:font-size="24pt" fo:font-weight="normal" style:font-size-asian="24pt" style:font-weight-asian="normal" style:font-size-complex="24pt" style:font-weight-complex="normal"/>
    </style:style>
    <style:style style:name="T96" style:family="text">
      <style:text-properties style:font-name="Fira Code5" fo:font-size="24pt" fo:font-weight="bold" fo:background-color="#fff200" style:font-size-asian="24pt" style:font-weight-asian="bold" style:font-size-complex="24pt" style:font-weight-complex="bold"/>
    </style:style>
    <style:style style:name="T97" style:family="text">
      <style:text-properties fo:font-variant="normal" fo:text-transform="none" fo:color="#1c1c1c" style:text-outline="false" style:text-line-through-style="none" style:text-line-through-type="none" style:font-name="Fira Code5" fo:font-size="24pt" fo:font-style="normal" fo:text-shadow="none" style:text-underline-style="none" fo:font-weight="bold" style:letter-kerning="true" fo:background-color="#fff200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8" style:family="text">
      <style:text-properties style:font-name="Fira Code5" fo:font-size="24pt" fo:font-weight="bold" fo:background-color="#ffa6a6" style:font-size-asian="24pt" style:font-weight-asian="bold" style:font-size-complex="24pt" style:font-weight-complex="bold"/>
    </style:style>
    <style:style style:name="T99" style:family="text">
      <style:text-properties style:font-name="Fira Code5" fo:font-size="24pt" fo:font-weight="bold" fo:background-color="#bbe33d" style:font-size-asian="24pt" style:font-weight-asian="bold" style:font-size-complex="24pt" style:font-weight-complex="bold"/>
    </style:style>
    <style:style style:name="T100" style:family="text">
      <style:text-properties style:font-name="Liberation Sans1" fo:font-size="18pt" fo:background-color="#bbe33d" style:font-size-asian="18pt" style:font-size-complex="18pt"/>
    </style:style>
    <style:style style:name="T101" style:family="text">
      <style:text-properties style:font-name="Liberation Sans1" fo:font-size="18pt" fo:background-color="#ffa6a6" style:font-size-asian="18pt" style:font-size-complex="18pt"/>
    </style:style>
    <style:style style:name="T102" style:family="text">
      <style:text-properties style:font-name="Liberation Sans1" fo:font-size="18pt" fo:background-color="transparent" style:font-size-asian="18pt" style:font-size-complex="18pt"/>
    </style:style>
    <style:style style:name="T103" style:family="text">
      <style:text-properties style:text-underline-style="none" fo:font-weight="normal" style:font-weight-asian="normal" style:font-weight-complex="normal"/>
    </style:style>
    <style:style style:name="T104" style:family="text">
      <style:text-properties style:font-name="Fira Code5" style:text-underline-style="none" fo:font-weight="normal" fo:background-color="#fff200" style:font-weight-asian="normal" style:font-weight-complex="normal"/>
    </style:style>
    <style:style style:name="T105" style:family="text">
      <style:text-properties style:font-name="Fira Code5" fo:font-style="italic" style:text-underline-style="none" fo:font-weight="normal" style:font-style-asian="italic" style:font-weight-asian="normal" style:font-style-complex="italic" style:font-weight-complex="normal"/>
    </style:style>
    <style:style style:name="T106" style:family="text">
      <style:text-properties style:font-name="Fira Code5" style:text-underline-style="none" fo:font-weight="bold" fo:background-color="#fff200" style:font-weight-asian="bold" style:font-weight-complex="bold"/>
    </style:style>
    <style:style style:name="T107" style:family="text">
      <style:text-properties style:font-name="Fira Code5" fo:font-weight="bold" fo:background-color="#81d41a" style:font-weight-asian="bold" style:font-weight-complex="bold"/>
    </style:style>
    <style:style style:name="T108" style:family="text">
      <style:text-properties style:font-name="Fira Code5" fo:font-weight="bold" fo:background-color="#dee6ef" style:font-weight-asian="bold" style:font-weight-complex="bold"/>
    </style:style>
    <style:style style:name="T109" style:family="text">
      <style:text-properties style:font-name="Fira Code5" fo:font-weight="bold" fo:background-color="#dee7e5" style:font-weight-asian="bold" style:font-weight-complex="bold"/>
    </style:style>
    <style:style style:name="T110" style:family="text">
      <style:text-properties style:font-name="Fira Code5" fo:font-weight="bold" fo:background-color="#fff200" style:font-weight-asian="bold" style:font-weight-complex="bold"/>
    </style:style>
    <style:style style:name="T111" style:family="text">
      <style:text-properties style:font-name="Fira Code5" fo:font-weight="bold" fo:background-color="transparent" style:font-weight-asian="bold" style:font-weight-complex="bold"/>
    </style:style>
    <style:style style:name="T112" style:family="text">
      <style:text-properties fo:background-color="#fff200"/>
    </style:style>
    <style:style style:name="T113" style:family="text">
      <style:text-properties fo:background-color="#bbe33d"/>
    </style:style>
    <style:style style:name="T114" style:family="text">
      <style:text-properties style:font-name="Fira Code5" fo:font-weight="bold" fo:background-color="#bbe33d" style:font-weight-asian="bold" style:font-weight-complex="bold"/>
    </style:style>
    <style:style style:name="T115" style:family="text">
      <style:text-properties style:font-name="Fira Code5" fo:font-size="20pt" fo:background-color="#fff200" style:font-size-asian="20pt" style:font-size-complex="20pt"/>
    </style:style>
    <style:style style:name="T116" style:family="text">
      <style:text-properties style:font-name="Fira Code5" fo:font-size="20pt" fo:background-color="#d4ea6b" style:font-size-asian="20pt" style:font-size-complex="20pt"/>
    </style:style>
    <style:style style:name="T117" style:family="text">
      <style:text-properties style:font-name="Fira Code5" fo:font-size="20pt" fo:background-color="#ffa6a6" style:font-size-asian="20pt" style:font-size-complex="20pt"/>
    </style:style>
    <style:style style:name="T118" style:family="text">
      <style:text-properties fo:font-size="24pt" style:font-size-asian="24pt" style:font-size-complex="24pt"/>
    </style:style>
    <style:style style:name="T119" style:family="text">
      <style:text-properties fo:font-size="24pt" fo:background-color="#fff200" style:font-size-asian="24pt" style:font-size-complex="24pt"/>
    </style:style>
    <style:style style:name="T120" style:family="text">
      <style:text-properties fo:font-variant="normal" fo:text-transform="none" fo:color="#1c1c1c" style:text-outline="false" style:text-line-through-style="none" style:text-line-through-type="none" style:text-position="0% 100%" style:font-name="Fira Code5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1" style:family="text">
      <style:text-properties fo:font-size="17.2000007629395pt" style:font-size-asian="17.2000007629395pt" style:font-size-complex="17.2000007629395pt"/>
    </style:style>
    <style:style style:name="T122" style:family="text">
      <style:text-properties fo:font-size="17pt" style:font-size-asian="17pt" style:font-size-complex="17pt"/>
    </style:style>
    <style:style style:name="T123" style:family="text">
      <style:text-properties fo:font-size="17pt" fo:background-color="#81d41a" style:font-size-asian="17pt" style:font-size-complex="17pt"/>
    </style:style>
    <style:style style:name="T124" style:family="text">
      <style:text-properties style:font-name="Fira Code5" fo:background-color="#81d41a"/>
    </style:style>
    <style:style style:name="T125" style:family="text">
      <style:text-properties style:font-name="Fira Code5" fo:background-color="#f7d1d5"/>
    </style:style>
    <style:style style:name="T126" style:family="text">
      <style:text-properties fo:font-variant="normal" fo:text-transform="none" fo:color="#1c1c1c" style:text-outline="false" style:text-line-through-style="none" style:text-line-through-type="none" style:text-position="0% 100%" style:font-name="Liberation Sans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style:font-name="Fira Code5" fo:font-style="normal" style:font-style-asian="normal" style:font-style-complex="normal"/>
    </style:style>
    <style:style style:name="T128" style:family="text">
      <style:text-properties style:font-name="Liberation Sans1" fo:font-style="normal" style:font-style-asian="normal" style:font-style-complex="normal"/>
    </style:style>
    <style:style style:name="T129" style:family="text">
      <style:text-properties style:font-name="Liberation San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0" style:family="text">
      <style:text-properties style:font-name="Liberation Sans1" fo:font-style="italic" style:text-underline-style="none" fo:font-weight="normal" style:font-style-asian="italic" style:font-weight-asian="normal" style:font-style-complex="italic" style:font-weight-complex="normal"/>
    </style:style>
    <style:style style:name="T131" style:family="text">
      <style:text-properties style:font-name="Open Sans1" fo:font-size="28pt" style:font-size-asian="28pt" style:font-size-complex="28pt"/>
    </style:style>
    <style:style style:name="T132" style:family="text">
      <style:text-properties style:font-name="Open Sans1" fo:font-size="22pt" fo:font-weight="normal" style:font-size-asian="22pt" style:font-weight-asian="normal" style:font-size-complex="22pt" style:font-weight-complex="normal"/>
    </style:style>
    <style:style style:name="T133" style:family="text">
      <style:text-properties style:font-name="Open Sans1" fo:font-size="26pt" style:font-size-asian="26pt" style:font-size-complex="26pt"/>
    </style:style>
    <style:style style:name="T134" style:family="text">
      <style:text-properties fo:font-size="18pt" style:font-size-asian="18pt" style:font-size-complex="18pt"/>
    </style:style>
    <style:style style:name="T135" style:family="text">
      <style:text-properties fo:background-color="#d4ea6b"/>
    </style:style>
    <style:style style:name="T136" style:family="text">
      <style:text-properties style:font-name="Ope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Object Orientation<text:line-break/>By Evan Carroll</text:p>
          </draw:text-box>
        </draw:frame>
        <draw:frame presentation:style-name="pr2" draw:text-style-name="P1" draw:layer="layout" svg:width="25.5cm" svg:height="5.25cm" svg:x="1.5cm" svg:y="9.75cm" presentation:class="subtitle">
          <draw:text-box>
            <text:p><text:span text:style-name="T1">A gross explanation by necessity</text:span></text:p>
            <text:p><text:span text:style-name="T1">of absolutely everything useful about objects.</text:span></text:p>
            <text:p><text:span text:style-name="T1"/></text:p>
            <text:p><text:span text:style-name="T1">Version 0.1</text:span></text:p>
            <text:p><text:span text:style-name="T2">Catering to Perl 5 users with experience in JavaScript and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arget Audience</text:p>
          </draw:text-box>
        </draw:frame>
        <draw:frame presentation:style-name="pr5" draw:text-style-name="P3" draw:layer="layout" svg:width="25.5cm" svg:height="9.75cm" svg:x="1cm" svg:y="4.125cm" presentation:class="subtitle">
          <draw:text-box>
            <text:list text:style-name="L3">
              <text:list-item>
                <text:p><text:span text:style-name="T3">Do not fully understand Objects</text:span></text:p>
              </text:list-item>
              <text:list-item>
                <text:p><text:span text:style-name="T3">New users to Perl</text:span></text:p>
              </text:list-item>
              <text:list-item>
                <text:p><text:span text:style-name="T4">Engineers, not Scientists</text:span></text:p>
              </text:list-item>
              <text:list-item>
                <text:p><text:span text:style-name="T3">People focused on practical effects</text:span></text:p>
                <text:list>
                  <text:list-item>
                    <text:p><text:span text:style-name="T3">"killer feature" // need in their explan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hings we Overlook</text:p>
          </draw:text-box>
        </draw:frame>
        <draw:frame presentation:style-name="pr7" draw:text-style-name="P2" draw:layer="layout" svg:width="25.5cm" svg:height="9.75cm" svg:x="1cm" svg:y="4.125cm" presentation:class="subtitle">
          <draw:text-box>
            <text:list text:style-name="L3">
              <text:list-item>
                <text:p>The implementation differences between hashes, associative arrays, dictionaries, binary trees, etc. We take all of these to mean "key-value" store.</text:p>
              </text:list-item>
              <text:list-item>
                <text:p>Unrelated minutia (MRO/c3), typeglobs.</text:p>
              </text:list-item>
              <text:list-item>
                <text:p>Categorically bad ideas, multiple Inheritance, AUTOLOAD, UNIVERS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ecap Basics: State (definition)</text:p>
          </draw:text-box>
        </draw:frame>
        <draw:frame presentation:style-name="pr8" draw:text-style-name="P2" draw:layer="layout" svg:width="25.5cm" svg:height="9.75cm" svg:x="1cm" svg:y="4.125cm" presentation:class="subtitle" presentation:user-transformed="true">
          <draw:text-box>
            <text:p>A program is described as stateful if it is designed to remember preceding events or user interactions; <text:span text:style-name="T5">the remembered information is called the </text:span><text:span text:style-name="T6">state</text:span><text:span text:style-name="T5"> of the system.</text:span></text:p>
            <text:p><text:span text:style-name="T5"/></text:p>
            <text:list text:style-name="L3">
              <text:list-item>
                <text:p><text:span text:style-name="T5">Arguments (command-line, function)</text:span></text:p>
              </text:list-item>
              <text:list-item>
                <text:p><text:span text:style-name="T5">Memory / Internet</text:span></text:p>
              </text:list-item>
              <text:list-item>
                <text:p><text:span text:style-name="T5">Glob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Basics - Functions</text:p>
          </draw:text-box>
        </draw:frame>
        <draw:frame presentation:style-name="pr10" draw:text-style-name="P5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For mathematicians, functions are pure, "</text:span><text:span text:style-name="T8">stateless</text:span><text:span text:style-name="T7">". Remember nothing.</text:span></text:p>
                <text:list>
                  <text:list-header>
                    <text:p><text:span text:style-name="T9">f</text:span><text:span text:style-name="T10">(x)</text:span><text:span text:style-name="T9"> -&gt; </text:span><text:span text:style-name="T10">y</text:span></text:p>
                  </text:list-header>
                </text:list>
              </text:list-item>
              <text:list-item>
                <text:p><text:span text:style-name="T7"><text:s/></text:span><text:span text:style-name="T7">For engineers and computers, purity is exhausting; we want state.</text:span></text:p>
                <text:list>
                  <text:list-header>
                    <text:p><text:span text:style-name="T11">(a2, b2, c2) = foo( a1, b1, c1 )</text:span></text:p>
                    <text:p><text:span text:style-name="T11">(a3, b3, c3) = bar( a2, b2, c2 )</text:span></text:p>
                    <text:p><text:span text:style-name="T11">(a4, b4, c4) = baz( a3, b3, c3 )</text:span></text:p>
                  </text:list-header>
                </text:list>
              </text:list-item>
              <text:list-item>
                <text:p><text:span text:style-name="T7"><text:s/></text:span><text:span text:style-name="T7">Inventions must exist; existence is compromise.</text:span></text:p>
              </text:list-item>
              <text:list-item>
                <text:p><text:span text:style-name="T7"><text:s/></text:span><text:span text:style-name="T7">Enter Computers</text:span></text:p>
              </text:list-item>
              <text:list-item>
                <text:p><text:span text:style-name="T7"><text:s/></text:span><text:span text:style-name="T7">Enter Languages and Paradig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Basics - Functions</text:p>
          </draw:text-box>
        </draw:frame>
        <draw:frame presentation:style-name="Alizarin-outline1" draw:layer="layout" svg:width="12.443cm" svg:height="4.65cm" svg:x="1cm" svg:y="4.125cm" presentation:class="outline">
          <draw:text-box>
            <text:list text:style-name="L4">
              <text:list-header>
                <text:p><text:span text:style-name="T12">(</text:span><text:span text:style-name="T13">a2</text:span><text:span text:style-name="T12">, </text:span><text:span text:style-name="T14">b2</text:span><text:span text:style-name="T12">, </text:span><text:span text:style-name="T15">c2</text:span><text:span text:style-name="T12">) = foo( </text:span><text:span text:style-name="T13">a1</text:span><text:span text:style-name="T12">, </text:span><text:span text:style-name="T14">b1</text:span><text:span text:style-name="T12">, </text:span><text:span text:style-name="T15">c1</text:span><text:span text:style-name="T12"> )</text:span></text:p>
                <text:p><text:span text:style-name="T12">(</text:span><text:span text:style-name="T13">a3</text:span><text:span text:style-name="T12">, </text:span><text:span text:style-name="T14">b3</text:span><text:span text:style-name="T12">, </text:span><text:span text:style-name="T15">c3</text:span><text:span text:style-name="T12">) = bar( </text:span><text:span text:style-name="T13">a2</text:span><text:span text:style-name="T12">, </text:span><text:span text:style-name="T14">b2</text:span><text:span text:style-name="T12">, </text:span><text:span text:style-name="T15">c2</text:span><text:span text:style-name="T12"> ) </text:span></text:p>
                <text:p><text:span text:style-name="T16">(</text:span><text:span text:style-name="T17">a4</text:span><text:span text:style-name="T16">, </text:span><text:span text:style-name="T18">b4</text:span><text:span text:style-name="T16">, </text:span><text:span text:style-name="T19">c4</text:span><text:span text:style-name="T16">) = baz( </text:span><text:span text:style-name="T17">a3</text:span><text:span text:style-name="T16">, </text:span><text:span text:style-name="T18">b3</text:span><text:span text:style-name="T16">, </text:span><text:span text:style-name="T19">c3</text:span><text:span text:style-name="T16"> ) </text:span></text:p>
              </text:list-header>
            </text:list>
          </draw:text-box>
        </draw:frame>
        <draw:frame presentation:style-name="pr11" draw:text-style-name="P6" draw:layer="layout" svg:width="12.443cm" svg:height="4.65cm" svg:x="14.066cm" svg:y="4.125cm" presentation:class="outline" presentation:user-transformed="true">
          <draw:text-box>
            <text:p><text:span text:style-name="T20">Undesirable:</text:span></text:p>
            <text:list text:style-name="L3">
              <text:list-item>
                <text:p><text:span text:style-name="T20"><text:s/></text:span><text:span text:style-name="T20">many copies in memory</text:span></text:p>
              </text:list-item>
              <text:list-item>
                <text:p><text:span text:style-name="T20"><text:s/></text:span><text:span text:style-name="T20">lots of code</text:span></text:p>
              </text:list-item>
            </text:list>
          </draw:text-box>
        </draw:frame>
        <draw:frame presentation:style-name="Alizarin-outline1" draw:layer="layout" svg:width="12.443cm" svg:height="4.65cm" svg:x="1cm" svg:y="9.218cm" presentation:class="outline" presentation:user-transformed="true">
          <draw:text-box>
            <text:p text:style-name="P7"><text:span text:style-name="T21">dog = Dog.new( </text:span><text:span text:style-name="T22">1</text:span><text:span text:style-name="T21">, </text:span><text:span text:style-name="T23">2</text:span><text:span text:style-name="T21">, </text:span><text:span text:style-name="T24">3</text:span><text:span text:style-name="T21"> )</text:span></text:p>
            <text:p text:style-name="P7"><text:span text:style-name="T21">dog.walk</text:span></text:p>
            <text:p text:style-name="P7"><text:span text:style-name="T21">dog.jump</text:span></text:p>
          </draw:text-box>
        </draw:frame>
        <draw:frame presentation:style-name="Alizarin-outline1" draw:text-style-name="P6" draw:layer="layout" svg:width="12.443cm" svg:height="4.65cm" svg:x="14.066cm" svg:y="9.218cm" presentation:class="outline" presentation:user-transformed="true">
          <draw:text-box>
            <text:p><text:span text:style-name="T25">Desirable:</text:span></text:p>
            <text:list text:style-name="L4">
              <text:list-item>
                <text:p><text:span text:style-name="T25"><text:s/></text:span><text:span text:style-name="T25">one copy in memory</text:span></text:p>
              </text:list-item>
              <text:list-item>
                <text:p><text:span text:style-name="T25"><text:s/></text:span><text:span text:style-name="T26">dog</text:span><text:span text:style-name="T25"> is remembered</text:span></text:p>
              </text:list-item>
              <text:list-item>
                <text:p><text:span text:style-name="T25"><text:s/></text:span><text:span text:style-name="T25">minimal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Perl - Data Types</text:p>
          </draw:text-box>
        </draw:frame>
        <draw:frame presentation:style-name="pr10" draw:text-style-name="P8" draw:layer="layout" svg:width="25.5cm" svg:height="9.75cm" svg:x="1cm" svg:y="4.125cm" presentation:class="outline" presentation:user-transformed="true">
          <draw:text-box>
            <text:list text:style-name="L4">
              <text:list-header>
                <text:p><text:span text:style-name="T27">%hash</text:span><text:span text:style-name="T20"> (key-&gt;value)</text:span></text:p>
                <text:p><text:span text:style-name="T20"/></text:p>
                <text:p><text:span text:style-name="T27">@array</text:span><text:span text:style-name="T20"> (list of stuff)</text:span></text:p>
                <text:p><text:span text:style-name="T20"/></text:p>
                <text:p><text:span text:style-name="T27">$scalar</text:span><text:span text:style-name="T20"> (strings, numbers, file handl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- Hashes / Dictionaries / Associative Arrays</text:p>
          </draw:text-box>
        </draw:frame>
        <draw:frame presentation:style-name="pr10" draw:text-style-name="P9" draw:layer="layout" svg:width="12.443cm" svg:height="6.543cm" svg:x="1cm" svg:y="4.125cm" presentation:class="outline" presentation:user-transformed="true">
          <draw:text-box>
            <text:p><text:span text:style-name="T28">my $foo = {</text:span></text:p>
            <text:p><text:span text:style-name="T28"><text:s text:c="2"/></text:span><text:span text:style-name="T29">my_data</text:span><text:span text:style-name="T28"> =&gt; 'Hello, World!',</text:span></text:p>
            <text:p><text:span text:style-name="T28"><text:s text:c="2"/></text:span><text:span text:style-name="T30">my_sub</text:span><text:span text:style-name="T28"> <text:s/>=&gt; sub { $foo-&gt;my_data }</text:span></text:p>
            <text:p><text:span text:style-name="T28">};</text:span></text:p>
          </draw:text-box>
        </draw:frame>
        <draw:frame presentation:style-name="pr12" draw:text-style-name="P11" draw:layer="layout" svg:width="12.443cm" svg:height="6.543cm" svg:x="14.066cm" svg:y="4.125cm" presentation:class="outline" presentation:user-transformed="true">
          <draw:text-box>
            <text:list text:style-name="L5">
              <text:list-item>
                <text:p text:style-name="P10"><text:span text:style-name="T12"># "Hello, World!"</text:span></text:p>
              </text:list-item>
              <text:list-item>
                <text:p text:style-name="P10"><text:span text:style-name="T12">$foo-&gt;{</text:span><text:span text:style-name="T31">'my_data'</text:span><text:span text:style-name="T12">};</text:span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2"># </text:span><text:span text:style-name="T32">42</text:span></text:p>
              </text:list-item>
            </text:list>
            <text:p><text:span text:style-name="T12">$foo-&gt;{'my_sub'}</text:span><text:span text:style-name="T13">()</text:span><text:span text:style-name="T12">;</text:span></text:p>
          </draw:text-box>
        </draw:frame>
        <draw:frame presentation:style-name="Alizarin-outline1" draw:layer="layout" svg:width="25.5cm" svg:height="2.184cm" svg:x="1cm" svg:y="11.684cm" presentation:class="outline" presentation:user-transformed="true">
          <draw:text-box>
            <text:p>Perl hashes resolve string <text:span text:style-name="T33">keys</text:span> to <text:span text:style-name="T33">values</text:span>. Those values can be strings, numbers, or even subroutine reference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Congratulations</text:p>
          </draw:text-box>
        </draw:frame>
        <draw:frame presentation:style-name="Alizarin-outline1" draw:layer="layout" svg:width="25.5cm" svg:height="4.65cm" svg:x="1cm" svg:y="4.125cm" presentation:class="outline">
          <draw:text-box>
            <text:p text:style-name="P12"><text:span text:style-name="T5">You Mastered Part 1</text:span></text:p>
            <text:p text:style-name="P12"><text:span text:style-name="T5"/></text:p>
            <text:p text:style-name="P12"><text:span text:style-name="T5">Basics</text:span></text:p>
          </draw:text-box>
        </draw:frame>
        <draw:frame presentation:style-name="Alizarin-outline1" draw:layer="layout" svg:width="25.5cm" svg:height="4.65cm" svg:x="1cm" svg:y="9.218cm" presentation:class="outline">
          <draw:text-box>
            <text:list text:style-name="L5">
              <text:list-item>
                <text:p text:style-name="P13"><text:span text:style-name="T5">Questions?</text:span></text:p>
              </text:list-item>
              <text:list-item>
                <text:p text:style-name="P13"><text:span text:style-name="T5"/></text:p>
              </text:list-item>
              <text:list-item>
                <text:p text:style-name="P13"><text:span text:style-name="T5"/></text:p>
              </text:list-item>
              <text:list-item>
                <text:p text:style-name="P13"><text:span text:style-name="T5">Next Up: Perl 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6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Perl Packages</text:p>
          </draw:text-box>
        </draw:frame>
        <draw:frame presentation:style-name="pr10" draw:text-style-name="P14" draw:layer="layout" svg:width="12.23cm" svg:height="9.75cm" svg:x="1cm" svg:y="4.125cm" presentation:class="outline" presentation:user-transformed="true">
          <draw:text-box>
            <text:p><text:span text:style-name="T34">package </text:span><text:span text:style-name="T35">Foo</text:span><text:span text:style-name="T34"> {</text:span></text:p>
            <text:p><text:span text:style-name="T34"><text:s text:c="2"/></text:span><text:span text:style-name="T34">our $my_data = 'Hello, World'; </text:span></text:p>
            <text:p><text:span text:style-name="T34"><text:s text:c="2"/></text:span><text:span text:style-name="T34">sub </text:span><text:span text:style-name="T35">my_sub</text:span><text:span text:style-name="T34"> { $Foo::my_data }</text:span></text:p>
            <text:p><text:span text:style-name="T34"><text:s text:c="2"/></text:span><text:span text:style-name="T34">my_sub()</text:span></text:p>
            <text:p><text:span text:style-name="T34">}</text:span></text:p>
            <text:p><text:span text:style-name="T34"/></text:p>
            <text:p><text:span text:style-name="T34">Foo::my_sub();</text:span></text:p>
          </draw:text-box>
        </draw:frame>
        <draw:frame presentation:style-name="pr10" draw:text-style-name="P11" draw:layer="layout" svg:width="14.374cm" svg:height="9.75cm" svg:x="13.835cm" svg:y="4.125cm" presentation:class="outline" presentation:user-transformed="true">
          <draw:text-box>
            <text:p><text:span text:style-name="T12"># Access the </text:span><text:span text:style-name="T36">my_sub</text:span><text:span text:style-name="T12"> symbol</text:span></text:p>
            <text:p><text:span text:style-name="T12"># as a key on the "Foo::" hash. </text:span></text:p>
            <text:p><text:span text:style-name="T13">${'Foo::'}{'my_sub'}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6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Python Classes and Modules</text:p>
          </draw:text-box>
        </draw:frame>
        <draw:frame presentation:style-name="pr10" draw:text-style-name="P11" draw:layer="layout" svg:width="12.443cm" svg:height="9.75cm" svg:x="1cm" svg:y="4.125cm" presentation:class="outline" presentation:user-transformed="true">
          <draw:text-box>
            <text:p><text:span text:style-name="T12">class Foo:</text:span></text:p>
            <text:p><text:span text:style-name="T12"><text:s text:c="2"/></text:span><text:span text:style-name="T12">my_data = 42</text:span></text:p>
            <text:p><text:span text:style-name="T12"/></text:p>
            <text:p><text:span text:style-name="T12"><text:s text:c="2"/></text:span><text:span text:style-name="T12">def my_sub():</text:span></text:p>
            <text:p><text:span text:style-name="T12"><text:s text:c="4"/></text:span><text:span text:style-name="T12">return Foo.my_data</text:span></text:p>
            <text:p><text:span text:style-name="T12"/></text:p>
            <text:p><text:span text:style-name="T12">Foo.my_sub()</text:span></text:p>
            <text:p><text:span text:style-name="T12"/></text:p>
            <text:p><text:span text:style-name="T13">Foo.__dict__.["my_sub"]()</text:span></text:p>
          </draw:text-box>
        </draw:frame>
        <draw:frame presentation:style-name="pr12" draw:text-style-name="P8" draw:layer="layout" svg:width="12.443cm" svg:height="9.75cm" svg:x="14.066cm" svg:y="4.125cm" presentation:class="outline">
          <draw:text-box>
            <text:list text:style-name="L4">
              <text:list-item>
                <text:p><text:span text:style-name="T20"><text:s/></text:span><text:span text:style-name="T20">Perl 5 doesn't have a "</text:span><text:span text:style-name="T27">class</text:span><text:span text:style-name="T20">" keyword.</text:span></text:p>
              </text:list-item>
              <text:list-item>
                <text:p><text:span text:style-name="T20"><text:s/></text:span><text:span text:style-name="T20">All "packages" that build an object are </text:span><text:span text:style-name="T37">"classes"</text:span></text:p>
              </text:list-item>
              <text:list-item>
                <text:p><text:span text:style-name="T20"><text:s/></text:span><text:span text:style-name="T20">Perl Hashes are</text:span><text:span text:style-name="T37"> Python "dictionaries"</text:span></text:p>
              </text:list-item>
              <text:list-item>
                <text:p><text:span text:style-name="T20"><text:s/></text:span><text:span text:style-name="T20">Classes are implemented with dictionar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Python Classes and Modules: __main__</text:p>
          </draw:text-box>
        </draw:frame>
        <draw:frame presentation:style-name="pr7" draw:text-style-name="P17" draw:layer="layout" svg:width="25.5cm" svg:height="9.75cm" svg:x="1cm" svg:y="4.125cm" presentation:class="subtitle">
          <draw:text-box>
            <text:p text:style-name="P15"><text:span text:style-name="T38"># Get on Foo class my_sub</text:span></text:p>
            <text:p text:style-name="P15"><text:span text:style-name="T38">Foo.__dict__.["my_sub"]</text:span></text:p>
            <text:p text:style-name="P15"><text:span text:style-name="T38"/></text:p>
            <text:p text:style-name="P15"><text:span text:style-name="T38"># Get Foo from __main__ </text:span></text:p>
            <text:p text:style-name="P16"><text:span text:style-name="T38">import __main__</text:span></text:p>
            <text:p text:style-name="P16"><text:span text:style-name="T38">__main__.dict["Foo"]</text:span></text:p>
            <text:p text:style-name="P16"><text:span text:style-name="T38"/></text:p>
            <text:p text:style-name="P16"><text:span text:style-name="T38"># Get Foo.my_sub from __main__</text:span></text:p>
            <text:p text:style-name="P16"><text:span text:style-name="T38">__main__.__dict__["Foo"].__dict__["my_sub"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What did we just learn...</text:p>
          </draw:text-box>
        </draw:frame>
        <draw:frame presentation:style-name="pr10" draw:text-style-name="P19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18"><text:span text:style-name="T20"><text:s/></text:span><text:span text:style-name="T20">Hashes are key/value stores.</text:span></text:p>
                <text:list>
                  <text:list-item>
                    <text:p><text:span text:style-name="T27">$foo-&gt;{'my_data'}</text:span><text:span text:style-name="T20"> looks up </text:span><text:span text:style-name="T39">my_data</text:span><text:span text:style-name="T20"> in hash </text:span><text:span text:style-name="T27">foo</text:span></text:p>
                  </text:list-item>
                  <text:list-item>
                    <text:p><text:span text:style-name="T27">$foo-&gt;{'my_sub'}</text:span><text:span text:style-name="T40">()</text:span><text:span text:style-name="T20"> looks up and calls </text:span><text:span text:style-name="T27">my_sub</text:span><text:span text:style-name="T20"> in hash </text:span><text:span text:style-name="T27">foo</text:span></text:p>
                  </text:list-item>
                </text:list>
              </text:list-item>
              <text:list-item>
                <text:p text:style-name="P18"><text:span text:style-name="T20"><text:s/></text:span><text:span text:style-name="T20">Packages are key/value stores.</text:span></text:p>
                <text:list>
                  <text:list-item>
                    <text:p><text:span text:style-name="T20"><text:s/></text:span><text:span text:style-name="T20">Thing you look up is typically called a "symbol"</text:span></text:p>
                  </text:list-item>
                  <text:list-item>
                    <text:p><text:span text:style-name="T20"><text:s/></text:span><text:span text:style-name="T20">Often implemented with same mechanisms as hash/dictionary/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Enter Objects and Object Orientation</text:p>
          </draw:text-box>
        </draw:frame>
        <draw:frame presentation:style-name="pr7" draw:text-style-name="P2" draw:layer="layout" svg:width="25.5cm" svg:height="9.75cm" svg:x="1cm" svg:y="4.125cm" presentation:class="subtitle">
          <draw:text-box>
            <text:p>What makes a "class" different from a package?</text:p>
            <text:p/>
            <text:p>What is object orientation?</text:p>
            <text:p/>
            <text:p>What <text:span text:style-name="T5">is</text:span> an object?</text:p>
            <text:p/>
            <text:p>What <text:span text:style-name="T5">can</text:span> it do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6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The Lingo</text:p>
          </draw:text-box>
        </draw:frame>
        <draw:frame presentation:style-name="pr10" draw:text-style-name="P6" draw:layer="layout" svg:width="12.443cm" svg:height="9.75cm" svg:x="1cm" svg:y="4.125cm" presentation:class="outline" presentation:user-transformed="true">
          <draw:text-box>
            <text:p><text:span text:style-name="T41">Class</text:span></text:p>
            <text:list text:style-name="L4">
              <text:list-item>
                <text:p><text:span text:style-name="T20"><text:s/></text:span><text:span text:style-name="T20">Stores schema</text:span></text:p>
              </text:list-item>
            </text:list>
            <text:list text:style-name="L1">
              <text:list-item>
                <text:p><text:span text:style-name="T20">Methods</text:span></text:p>
              </text:list-item>
              <text:list-item>
                <text:p><text:span text:style-name="T20">Constructor / "Instantiates" class</text:span></text:p>
              </text:list-item>
              <text:list-item>
                <text:p><text:span text:style-name="T20">Destructor</text:span></text:p>
              </text:list-item>
              <text:list-item>
                <text:p><text:span text:style-name="T20">"Shape" (es6)</text:span></text:p>
              </text:list-item>
              <text:list-item>
                <text:p><text:span text:style-name="T20">Parent Classes</text:span></text:p>
              </text:list-item>
              <text:list-item>
                <text:p><text:span text:style-name="T20">Globally unique</text:span></text:p>
              </text:list-item>
            </text:list>
          </draw:text-box>
        </draw:frame>
        <draw:frame presentation:style-name="pr12" draw:text-style-name="P20" draw:layer="layout" svg:width="12.443cm" svg:height="9.75cm" svg:x="14.066cm" svg:y="4.125cm" presentation:class="outline" presentation:user-transformed="true">
          <draw:text-box>
            <text:p><text:span text:style-name="T41">Object</text:span></text:p>
            <text:list text:style-name="L4">
              <text:list-item>
                <text:p><text:span text:style-name="T42"><text:s/></text:span><text:span text:style-name="T43">Stores state</text:span></text:p>
              </text:list-item>
              <text:list-item>
                <text:p><text:span text:style-name="T43"><text:s/></text:span><text:span text:style-name="T43">"</text:span><text:span text:style-name="T44">this</text:span><text:span text:style-name="T43">" or "</text:span><text:span text:style-name="T44">self</text:span><text:span text:style-name="T43">"</text:span></text:p>
              </text:list-item>
              <text:list-item>
                <text:p><text:span text:style-name="T43"><text:s/></text:span><text:span text:style-name="T43">Mutated by rw/ methods.</text:span></text:p>
              </text:list-item>
              <text:list-item>
                <text:p><text:span text:style-name="T43"><text:s/></text:span><text:span text:style-name="T43">"Instance" of a class.</text:span></text:p>
              </text:list-item>
              <text:list-item>
                <text:p><text:span text:style-name="T43"><text:s/></text:span><text:span text:style-name="T43">Usually, "data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 presentation:user-transformed="true">
          <draw:text-box>
            <text:p>Object Orientation - Pseudo Code (EASY)</text:p>
          </draw:text-box>
        </draw:frame>
        <draw:frame presentation:style-name="pr10" draw:layer="layout" svg:width="12.443cm" svg:height="6.509cm" svg:x="1cm" svg:y="4.125cm" presentation:class="outline" presentation:user-transformed="true">
          <draw:text-box>
            <text:p><text:span text:style-name="T41">Class</text:span></text:p>
            <text:p><text:span text:style-name="T45"/></text:p>
            <text:p><text:span text:style-name="T45">my $</text:span><text:span text:style-name="T34">person_class = {</text:span></text:p>
            <text:p><text:span text:style-name="T34"><text:s text:c="2"/></text:span><text:span text:style-name="T34">greet =&gt; sub { "I am $age" }</text:span></text:p>
            <text:p><text:span text:style-name="T34">};</text:span></text:p>
          </draw:text-box>
        </draw:frame>
        <draw:frame presentation:style-name="pr12" draw:layer="layout" svg:width="12.443cm" svg:height="6.128cm" svg:x="14.066cm" svg:y="4.125cm" presentation:class="outline" presentation:user-transformed="true">
          <draw:text-box>
            <text:p><text:span text:style-name="T41">Object</text:span></text:p>
            <text:p><text:span text:style-name="T26"/></text:p>
            <text:p><text:span text:style-name="T12">my $joe = { age =&gt; 21 };</text:span></text:p>
            <text:p><text:span text:style-name="T12"/></text:p>
            <text:p text:style-name="P10"><text:span text:style-name="T12">my $mary = { age =&gt; 22 };</text:span></text:p>
          </draw:text-box>
        </draw:frame>
        <draw:frame presentation:style-name="Alizarin-outline1" draw:text-style-name="P21" draw:layer="layout" svg:width="25.5cm" svg:height="1.481cm" svg:x="1cm" svg:y="12.387cm" presentation:class="outline" presentation:user-transformed="true">
          <draw:text-box>
            <text:p text:style-name="P21"><text:span text:style-name="T46">This is pseudo-code. It won't compile. It's not per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Prototypical OO (Javascript)</text:p>
          </draw:text-box>
        </draw:frame>
        <draw:frame presentation:style-name="pr10" draw:text-style-name="P22" draw:layer="layout" svg:width="12.443cm" svg:height="8.321cm" svg:x="1cm" svg:y="4.125cm" presentation:class="outline" presentation:user-transformed="true">
          <draw:text-box>
            <text:p><text:span text:style-name="T41">Prototype (Class)</text:span></text:p>
            <text:p><text:span text:style-name="T28">const myPrototype = {</text:span></text:p>
            <text:p><text:span text:style-name="T28"><text:s text:c="2"/></text:span><text:span text:style-name="T28">greet: function () {</text:span></text:p>
            <text:p><text:span text:style-name="T47"><text:s text:c="4"/></text:span><text:span text:style-name="T28">return "I am " +</text:span><text:span text:style-name="T47"> </text:span><text:span text:style-name="T48">this.age</text:span></text:p>
            <text:p><text:span text:style-name="T28"><text:s text:c="2"/></text:span><text:span text:style-name="T28">}</text:span></text:p>
            <text:p><text:span text:style-name="T28">};</text:span></text:p>
          </draw:text-box>
        </draw:frame>
        <draw:frame presentation:style-name="pr12" draw:text-style-name="P6" draw:layer="layout" svg:width="12.443cm" svg:height="8.321cm" svg:x="14.066cm" svg:y="4.125cm" presentation:class="outline" presentation:user-transformed="true">
          <draw:text-box>
            <text:p><text:span text:style-name="T41">Object</text:span></text:p>
            <text:p><text:span text:style-name="T12">const joe = { age: 21 };</text:span></text:p>
            <text:p><text:span text:style-name="T12"/></text:p>
            <text:p><text:span text:style-name="T13">Object.setPrototypeOf</text:span><text:span text:style-name="T12">(</text:span></text:p>
            <text:p><text:span text:style-name="T12"><text:s text:c="2"/></text:span><text:span text:style-name="T12">joe,</text:span></text:p>
            <text:p><text:span text:style-name="T12"><text:s text:c="2"/></text:span><text:span text:style-name="T12">myPrototype</text:span></text:p>
            <text:p><text:span text:style-name="T12">);</text:span></text:p>
          </draw:text-box>
        </draw:frame>
        <draw:frame presentation:style-name="Alizarin-outline1" draw:text-style-name="P12" draw:layer="layout" svg:width="25.5cm" svg:height="1.168cm" svg:x="1cm" svg:y="12.7cm" presentation:class="outline" presentation:user-transformed="true">
          <draw:text-box>
            <text:p text:style-name="P12">joe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layer="layout" svg:width="12.443cm" svg:height="8.067cm" svg:x="1cm" svg:y="4.125cm" presentation:class="outline" presentation:user-transformed="true">
          <draw:text-box>
            <text:p text:style-name="P23"><text:span text:style-name="T13">Object.setPrototypeOf</text:span><text:span text:style-name="T12">(</text:span></text:p>
            <text:p text:style-name="P23"><text:span text:style-name="T12"><text:s text:c="2"/></text:span><text:span text:style-name="T12">joe,</text:span></text:p>
            <text:p text:style-name="P23"><text:span text:style-name="T12"><text:s text:c="2"/></text:span><text:span text:style-name="T12">myPrototype</text:span></text:p>
            <text:p><text:span text:style-name="T12">);</text:span></text:p>
          </draw:text-box>
        </draw:frame>
        <draw:frame presentation:style-name="Alizarin-outline1" draw:text-style-name="P24" draw:layer="layout" svg:width="12.443cm" svg:height="8.067cm" svg:x="14.066cm" svg:y="4.125cm" presentation:class="outline" presentation:user-transformed="true">
          <draw:text-box>
            <text:p><text:span text:style-name="T49">Establishes a link between </text:span><text:span text:style-name="T50">joe</text:span><text:span text:style-name="T49"> and a </text:span><text:span text:style-name="T50">prototype</text:span><text:span text:style-name="T49">.</text:span></text:p>
          </draw:text-box>
        </draw:frame>
        <draw:frame presentation:style-name="pr4" draw:text-style-name="P25" draw:layer="layout" svg:width="26cm" svg:height="1.875cm" svg:x="1cm" svg:y="0.75cm" presentation:class="title" presentation:user-transformed="true">
          <draw:text-box>
            <text:p><text:span text:style-name="T51">JavaScript - </text:span><text:span text:style-name="T52">Object.setPrototypeOf(obj,prototype)</text:span></text:p>
          </draw:text-box>
        </draw:frame>
        <draw:frame presentation:style-name="Alizarin-outline1" draw:text-style-name="P12" draw:layer="layout" svg:width="25.5cm" svg:height="1.422cm" svg:x="1cm" svg:y="12.446cm" presentation:class="outline" presentation:user-transformed="true">
          <draw:text-box>
            <text:p text:style-name="P12">Object.setPrototypeOf is magic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Simple Perl</text:p>
          </draw:text-box>
        </draw:frame>
        <draw:frame presentation:style-name="pr10" draw:text-style-name="P22" draw:layer="layout" svg:width="12.443cm" svg:height="7.051cm" svg:x="1cm" svg:y="4.125cm" presentation:class="outline" presentation:user-transformed="true">
          <draw:text-box>
            <text:p><text:span text:style-name="T41">Class</text:span></text:p>
            <text:p><text:span text:style-name="T53">my $person_class = {</text:span></text:p>
            <text:p><text:span text:style-name="T53"><text:s text:c="2"/></text:span><text:span text:style-name="T53">greet =&gt; sub {</text:span></text:p>
            <text:p><text:span text:style-name="T54"><text:s text:c="4"/></text:span><text:span text:style-name="T55">my $self = shift;</text:span></text:p>
            <text:p><text:span text:style-name="T56"><text:s text:c="4"/></text:span><text:span text:style-name="T53">return "I am " .</text:span><text:span text:style-name="T56"> </text:span><text:span text:style-name="T57">$self-&gt;{age}</text:span></text:p>
            <text:p><text:span text:style-name="T53"><text:s text:c="2"/></text:span><text:span text:style-name="T53">}</text:span></text:p>
            <text:p><text:span text:style-name="T53">};</text:span></text:p>
          </draw:text-box>
        </draw:frame>
        <draw:frame presentation:style-name="pr12" draw:layer="layout" svg:width="12.443cm" svg:height="4.65cm" svg:x="14.066cm" svg:y="4.125cm" presentation:class="outline" presentation:user-transformed="true">
          <draw:text-box>
            <text:p><text:span text:style-name="T41">Object</text:span></text:p>
            <text:p><text:span text:style-name="T58">my $joe = { age =&gt; 21 };</text:span></text:p>
            <text:p><text:span text:style-name="T58"/></text:p>
            <text:p text:style-name="P10"><text:span text:style-name="T58">my $mary = { age =&gt; 22 };</text:span></text:p>
          </draw:text-box>
        </draw:frame>
        <draw:frame presentation:style-name="Alizarin-outline1" draw:text-style-name="P26" draw:layer="layout" svg:width="25.5cm" svg:height="1.93cm" svg:x="1cm" svg:y="11.938cm" presentation:class="outline" presentation:user-transformed="true">
          <draw:text-box>
            <text:p text:style-name="P12"><text:span text:style-name="T51">$person_class-&gt;greet($joe)</text:span></text:p>
            <text:p text:style-name="P12"><text:span text:style-name="T12">$person_class-&gt;greet($ma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What we want</text:p>
          </draw:text-box>
        </draw:frame>
        <draw:frame presentation:style-name="pr10" draw:text-style-name="P27" draw:layer="layout" svg:width="12.443cm" svg:height="4.65cm" svg:x="1cm" svg:y="4.125cm" presentation:class="outline" presentation:user-transformed="true">
          <draw:text-box>
            <text:p><text:span text:style-name="T59">Thus far</text:span></text:p>
            <text:p><text:span text:style-name="T35">$person_class</text:span><text:span text:style-name="T34">-&gt;greet(</text:span><text:span text:style-name="T35">$joe</text:span><text:span text:style-name="T34">)</text:span></text:p>
            <text:p><text:span text:style-name="T35">$person_class</text:span><text:span text:style-name="T34">-&gt;greet(</text:span><text:span text:style-name="T35">$mary</text:span><text:span text:style-name="T34">)</text:span></text:p>
          </draw:text-box>
        </draw:frame>
        <draw:frame presentation:style-name="pr12" draw:text-style-name="P27" draw:layer="layout" svg:width="12.443cm" svg:height="4.65cm" svg:x="14.066cm" svg:y="4.125cm" presentation:class="outline" presentation:user-transformed="true">
          <draw:text-box>
            <text:p><text:span text:style-name="T59">What we want</text:span></text:p>
            <text:p><text:span text:style-name="T34">$joe-&gt;greet</text:span></text:p>
            <text:p><text:span text:style-name="T34">$mary-&gt;greet</text:span></text:p>
          </draw:text-box>
        </draw:frame>
        <draw:frame presentation:style-name="Alizarin-outline1" draw:layer="layout" svg:width="12.443cm" svg:height="4.65cm" svg:x="1cm" svg:y="9.218cm" presentation:class="outline">
          <draw:text-box>
            <text:p><text:span text:style-name="T60">Explicit class, can see link between class and method.</text:span></text:p>
          </draw:text-box>
        </draw:frame>
        <draw:frame presentation:style-name="Alizarin-outline1" draw:layer="layout" svg:width="12.443cm" svg:height="4.65cm" svg:x="14.066cm" svg:y="9.218cm" presentation:class="outline">
          <draw:text-box>
            <text:p><text:span text:style-name="T60">No explicit clas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text-style-name="P28" draw:layer="layout" svg:width="12.443cm" svg:height="7.305cm" svg:x="1cm" svg:y="4.125cm" presentation:class="outline" presentation:user-transformed="true">
          <draw:text-box>
            <text:p><text:span text:style-name="T61">class Person:</text:span></text:p>
            <text:p><text:span text:style-name="T61"><text:s text:c="2"/></text:span><text:span text:style-name="T61">def </text:span><text:span text:style-name="T62">__new__(class)</text:span><text:span text:style-name="T61">: <text:s/># does not exist</text:span></text:p>
            <text:p><text:span text:style-name="T61"><text:s text:c="4"/></text:span><text:span text:style-name="T61">return </text:span><text:span text:style-name="T62">_internal_func</text:span><text:span text:style-name="T61">(newobj,class)</text:span></text:p>
            <text:p><text:span text:style-name="T61"/></text:p>
            <text:p><text:span text:style-name="T61"><text:s text:c="2"/></text:span><text:span text:style-name="T61">def __init__(self,age):</text:span></text:p>
            <text:p><text:span text:style-name="T61"><text:s text:c="4"/></text:span><text:span text:style-name="T61">self.age = age</text:span></text:p>
            <text:p><text:span text:style-name="T61"/></text:p>
            <text:p><text:span text:style-name="T61"><text:s text:c="2"/></text:span><text:span text:style-name="T61">def greet(self):</text:span></text:p>
            <text:p><text:span text:style-name="T63"><text:s text:c="4"/></text:span><text:span text:style-name="T63">print("</text:span><text:span text:style-name="T64">I am " + str(self.age))</text:span></text:p>
          </draw:text-box>
        </draw:frame>
        <draw:frame presentation:style-name="Alizarin-outline1" draw:text-style-name="P29" draw:layer="layout" svg:width="12.443cm" svg:height="7.305cm" svg:x="14.066cm" svg:y="4.125cm" presentation:class="outline" presentation:user-transformed="true">
          <draw:text-box>
            <text:p><text:span text:style-name="T65">In Python 3, magic happens in </text:span><text:span text:style-name="T66">class</text:span><text:span text:style-name="T65"> blocks with </text:span><text:span text:style-name="T66">__new__()</text:span><text:span text:style-name="T65">.</text:span></text:p>
            <text:p><text:span text:style-name="T65"/></text:p>
            <text:p><text:span text:style-name="T66">mary = </text:span><text:span text:style-name="T67">object.__new__(Person)</text:span></text:p>
            <text:p><text:span text:style-name="T66">mary.__init__(22)</text:span></text:p>
            <text:p><text:span text:style-name="T66">mary.greet()</text:span></text:p>
          </draw:text-box>
        </draw:frame>
        <draw:frame presentation:style-name="pr4" draw:layer="layout" svg:width="26cm" svg:height="1.875cm" svg:x="1cm" svg:y="0.75cm" presentation:class="title" presentation:user-transformed="true">
          <draw:text-box>
            <text:p>Object Orientation - Python 3 - Explicit <text:span text:style-name="T68">__new__</text:span></text:p>
          </draw:text-box>
        </draw:frame>
        <draw:frame presentation:style-name="Alizarin-outline1" draw:text-style-name="P12" draw:layer="layout" svg:width="25.5cm" svg:height="2.438cm" svg:x="1cm" svg:y="11.43cm" presentation:class="outline" presentation:user-transformed="true">
          <draw:text-box>
            <text:p text:style-name="P12">mary = Person(22)</text:p>
            <text:p text:style-name="P12">mary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text-style-name="P28" draw:layer="layout" svg:width="12.443cm" svg:height="7.305cm" svg:x="1cm" svg:y="4.125cm" presentation:class="outline" presentation:user-transformed="true">
          <draw:text-box>
            <text:p><text:span text:style-name="T61">class Person(</text:span><text:span text:style-name="T62">object</text:span><text:span text:style-name="T61">):</text:span></text:p>
            <text:p><text:span text:style-name="T61"><text:s text:c="2"/></text:span><text:span text:style-name="T61">def __init__(self,age):</text:span></text:p>
            <text:p><text:span text:style-name="T61"><text:s text:c="4"/></text:span><text:span text:style-name="T61">self.age = age</text:span></text:p>
            <text:p><text:span text:style-name="T61"/></text:p>
            <text:p><text:span text:style-name="T61"><text:s text:c="2"/></text:span><text:span text:style-name="T61">def greet(self):</text:span></text:p>
            <text:p><text:span text:style-name="T63"><text:s text:c="4"/></text:span><text:span text:style-name="T63">print("</text:span><text:span text:style-name="T64">I am " + str(self.age))</text:span></text:p>
          </draw:text-box>
        </draw:frame>
        <draw:frame presentation:style-name="Alizarin-outline1" draw:text-style-name="P29" draw:layer="layout" svg:width="12.443cm" svg:height="7.305cm" svg:x="14.066cm" svg:y="4.125cm" presentation:class="outline" presentation:user-transformed="true">
          <draw:text-box>
            <text:p><text:span text:style-name="T65">Magic happens in </text:span><text:span text:style-name="T66">class</text:span><text:span text:style-name="T65"> blocks with </text:span><text:span text:style-name="T66">__new__()</text:span><text:span text:style-name="T65"> </text:span><text:span text:style-name="T69">which is inherited from </text:span><text:span text:style-name="T70">object</text:span><text:span text:style-name="T69">.</text:span><text:span text:style-name="T69"><text:line-break/></text:span><text:span text:style-name="T69"><text:line-break/></text:span><text:span text:style-name="T69">More about this in a bit!</text:span></text:p>
          </draw:text-box>
        </draw:frame>
        <draw:frame presentation:style-name="pr4" draw:layer="layout" svg:width="26cm" svg:height="1.875cm" svg:x="1cm" svg:y="0.75cm" presentation:class="title" presentation:user-transformed="true">
          <draw:text-box>
            <text:p>Object Orientation - Python 3 - Implicit <text:span text:style-name="T26">__new__</text:span></text:p>
          </draw:text-box>
        </draw:frame>
        <draw:frame presentation:style-name="Alizarin-outline1" draw:text-style-name="P12" draw:layer="layout" svg:width="25.5cm" svg:height="2.438cm" svg:x="1cm" svg:y="11.43cm" presentation:class="outline" presentation:user-transformed="true">
          <draw:text-box>
            <text:p text:style-name="P12">mary = Person(22)</text:p>
            <text:p text:style-name="P12">mary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text-style-name="P28" draw:layer="layout" svg:width="12.443cm" svg:height="7.305cm" svg:x="1cm" svg:y="4.125cm" presentation:class="outline" presentation:user-transformed="true">
          <draw:text-box>
            <text:p><text:span text:style-name="T61">class Person</text:span><text:span text:style-name="T62">()</text:span><text:span text:style-name="T61">:</text:span></text:p>
            <text:p><text:span text:style-name="T61"><text:s text:c="2"/></text:span><text:span text:style-name="T61">def __init__(self,age):</text:span></text:p>
            <text:p><text:span text:style-name="T61"><text:s text:c="4"/></text:span><text:span text:style-name="T61">self.age = age</text:span></text:p>
            <text:p><text:span text:style-name="T61"/></text:p>
            <text:p><text:span text:style-name="T61"><text:s text:c="2"/></text:span><text:span text:style-name="T61">def greet(self):</text:span></text:p>
            <text:p><text:span text:style-name="T63"><text:s text:c="4"/></text:span><text:span text:style-name="T63">print("</text:span><text:span text:style-name="T64">I am " + str(self.age))</text:span></text:p>
          </draw:text-box>
        </draw:frame>
        <draw:frame presentation:style-name="Alizarin-outline1" draw:text-style-name="P29" draw:layer="layout" svg:width="12.443cm" svg:height="7.305cm" svg:x="14.066cm" svg:y="4.125cm" presentation:class="outline" presentation:user-transformed="true">
          <draw:text-box>
            <text:p><text:span text:style-name="T65">Magic happens in </text:span><text:span text:style-name="T66">class</text:span><text:span text:style-name="T65"> blocks with </text:span><text:span text:style-name="T66">__new__()</text:span><text:span text:style-name="T65"> which is inherited from </text:span><text:span text:style-name="T71">object</text:span><text:span text:style-name="T65">. </text:span><text:span text:style-name="T72">All classes inherit from </text:span><text:span text:style-name="T73">object</text:span><text:span text:style-name="T72">.</text:span></text:p>
          </draw:text-box>
        </draw:frame>
        <draw:frame presentation:style-name="pr4" draw:layer="layout" svg:width="26cm" svg:height="1.875cm" svg:x="1cm" svg:y="0.75cm" presentation:class="title" presentation:user-transformed="true">
          <draw:text-box>
            <text:p>Object Orientation - Python 3</text:p>
          </draw:text-box>
        </draw:frame>
        <draw:frame presentation:style-name="Alizarin-outline1" draw:text-style-name="P12" draw:layer="layout" svg:width="25.5cm" svg:height="2.438cm" svg:x="1cm" svg:y="11.43cm" presentation:class="outline" presentation:user-transformed="true">
          <draw:text-box>
            <text:p text:style-name="P12">mary = Person(22)</text:p>
            <text:p text:style-name="P12">mary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Linking magic summary</text:p>
          </draw:text-box>
        </draw:frame>
        <draw:frame presentation:style-name="Alizarin-outline1" draw:text-style-name="P6" draw:layer="layout" svg:width="25.5cm" svg:height="4.65cm" svg:x="1cm" svg:y="4.125cm" presentation:class="outline">
          <draw:text-box>
            <text:list text:style-name="L4">
              <text:list-item>
                <text:p><text:span text:style-name="T25"><text:s/></text:span><text:span text:style-name="T25">In Python 3, objects are linked to classes through </text:span><text:span text:style-name="T26">__new__</text:span></text:p>
              </text:list-item>
              <text:list-item>
                <text:p><text:span text:style-name="T25"><text:s/></text:span><text:span text:style-name="T25">In JavaScript, objects are linked to "prototypes" through </text:span><text:span text:style-name="T26">Object.setPrototypeOf</text:span></text:p>
              </text:list-item>
            </text:list>
          </draw:text-box>
        </draw:frame>
        <draw:frame presentation:style-name="Alizarin-outline1" draw:layer="layout" svg:width="25.5cm" svg:height="4.65cm" svg:x="1cm" svg:y="9.218cm" presentation:class="outline" presentation:user-transformed="true">
          <draw:text-box>
            <text:p>How does perl do it? <text:span text:style-name="T5">THE SAME WAY AS THE OTH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Introducing <text:span text:style-name="T74">BLESS</text:span></text:p>
          </draw:text-box>
        </draw:frame>
        <draw:frame presentation:style-name="pr10" draw:text-style-name="P6" draw:layer="layout" svg:width="25.5cm" svg:height="4.65cm" svg:x="1cm" svg:y="4.125cm" presentation:class="outline" presentation:user-transformed="true">
          <draw:text-box>
            <text:p><text:span text:style-name="T41">Official Definition </text:span><text:span text:style-name="T75">perldoc -f bless</text:span></text:p>
            <text:p><text:span text:style-name="T76">"This function tells the thingy referenced by REF that it is now an object in the CLASSNAME </text:span><text:span text:style-name="T77">package</text:span><text:span text:style-name="T76">."</text:span></text:p>
          </draw:text-box>
        </draw:frame>
        <draw:frame presentation:style-name="pr12" draw:text-style-name="P6" draw:layer="layout" svg:width="25.5cm" svg:height="4.65cm" svg:x="1cm" svg:y="9.218cm" presentation:class="outline" presentation:user-transformed="true">
          <draw:text-box>
            <text:p><text:span text:style-name="T41">What we need</text:span></text:p>
            <text:list text:style-name="L6">
              <text:list-item>
                <text:p><text:span text:style-name="T20"><text:s/></text:span><text:span text:style-name="T20">Convert the hash to a package</text:span></text:p>
              </text:list-item>
              <text:list-item>
                <text:p><text:span text:style-name="T20"><text:s/></text:span><text:span text:style-name="T20">Use </text:span><text:span text:style-name="T27">b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6T3" presentation:use-date-time-name="dtd1">
        <office:forms form:automatic-focus="false" form:apply-design-mode="false"/>
        <draw:frame presentation:style-name="pr9" draw:text-style-name="P30" draw:layer="layout" svg:width="26cm" svg:height="1.875cm" svg:x="1cm" svg:y="0.75cm" presentation:class="title">
          <draw:text-box>
            <text:p><text:span text:style-name="T78">Convert the hash to a </text:span><text:span text:style-name="T68">package</text:span><text:span text:style-name="T78"> </text:span></text:p>
          </draw:text-box>
        </draw:frame>
        <draw:frame presentation:style-name="pr10" draw:text-style-name="P31" draw:layer="layout" svg:width="12.443cm" svg:height="9.75cm" svg:x="1cm" svg:y="4.125cm" presentation:class="outline" presentation:user-transformed="true">
          <draw:text-box>
            <text:p><text:span text:style-name="T79">Before</text:span></text:p>
            <text:p><text:span text:style-name="T80">my $person_class = {</text:span></text:p>
            <text:p><text:span text:style-name="T80"><text:s text:c="2"/></text:span><text:span text:style-name="T80">greet =&gt; sub {</text:span></text:p>
            <text:p><text:span text:style-name="T80"><text:s text:c="4"/></text:span><text:span text:style-name="T80">my $self = shift;</text:span></text:p>
            <text:p><text:span text:style-name="T80"><text:s text:c="4"/></text:span><text:span text:style-name="T80">return "I am " . $self-&gt;{age}</text:span></text:p>
            <text:p><text:span text:style-name="T80"><text:s text:c="2"/></text:span><text:span text:style-name="T80">}</text:span></text:p>
            <text:p><text:span text:style-name="T80">};</text:span></text:p>
          </draw:text-box>
        </draw:frame>
        <draw:frame presentation:style-name="pr12" draw:text-style-name="P31" draw:layer="layout" svg:width="12.443cm" svg:height="9.75cm" svg:x="14.066cm" svg:y="4.125cm" presentation:class="outline" presentation:user-transformed="true">
          <draw:text-box>
            <text:p><text:span text:style-name="T79">After</text:span></text:p>
            <text:p><text:span text:style-name="T81">package Class</text:span><text:span text:style-name="T82"> {</text:span></text:p>
            <text:p><text:span text:style-name="T82"><text:s text:c="2"/></text:span><text:span text:style-name="T83">sub greet</text:span><text:span text:style-name="T84"> </text:span><text:span text:style-name="T80">{</text:span></text:p>
            <text:p><text:span text:style-name="T80"><text:s text:c="4"/></text:span><text:span text:style-name="T80">my $self = shift;</text:span></text:p>
            <text:p><text:span text:style-name="T80"><text:s text:c="4"/></text:span><text:span text:style-name="T80">return "I am " . $self-&gt;{age};</text:span></text:p>
            <text:p><text:span text:style-name="T80"><text:s text:c="2"/></text:span><text:span text:style-name="T80">}</text:span></text:p>
            <text:p><text:span text:style-name="T8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text-style-name="P32" draw:layer="layout" svg:width="26cm" svg:height="1.875cm" svg:x="1cm" svg:y="0.75cm" presentation:class="title">
          <draw:text-box>
            <text:p><text:span text:style-name="T78">Use </text:span><text:span text:style-name="T68">bless</text:span></text:p>
          </draw:text-box>
        </draw:frame>
        <draw:frame presentation:style-name="pr10" draw:text-style-name="P31" draw:layer="layout" svg:width="12.443cm" svg:height="7.051cm" svg:x="1cm" svg:y="4.125cm" presentation:class="outline" presentation:user-transformed="true">
          <draw:text-box>
            <text:p><text:span text:style-name="T79">So we have</text:span></text:p>
            <text:p text:style-name="P10"><text:span text:style-name="T80">package Person {</text:span></text:p>
            <text:p text:style-name="P10"><text:span text:style-name="T80"><text:s text:c="2"/></text:span><text:span text:style-name="T80">sub greet {</text:span></text:p>
            <text:p text:style-name="P10"><text:span text:style-name="T80"><text:s text:c="4"/></text:span><text:span text:style-name="T80">my $self = shift;</text:span></text:p>
            <text:p text:style-name="P10"><text:span text:style-name="T80"><text:s text:c="4"/></text:span><text:span text:style-name="T80">return "I am " . $self-&gt;{age};</text:span></text:p>
            <text:p text:style-name="P10"><text:span text:style-name="T80"><text:s text:c="2"/></text:span><text:span text:style-name="T80">}</text:span></text:p>
            <text:p text:style-name="P10"><text:span text:style-name="T80">};</text:span></text:p>
          </draw:text-box>
        </draw:frame>
        <draw:frame presentation:style-name="pr12" draw:text-style-name="P31" draw:layer="layout" svg:width="12.443cm" svg:height="7.305cm" svg:x="14.066cm" svg:y="4.125cm" presentation:class="outline" presentation:user-transformed="true">
          <draw:text-box>
            <text:p><text:span text:style-name="T79">With </text:span><text:span text:style-name="T85">bless</text:span></text:p>
            <text:p><text:span text:style-name="T80">my $joe = { age =&gt; 21 };</text:span></text:p>
            <text:p><text:span text:style-name="T82"/></text:p>
            <text:p><text:span text:style-name="T81"># Bless makes $joe a Person</text:span></text:p>
            <text:p><text:span text:style-name="T86">bless $joe, "Person";</text:span></text:p>
            <text:p><text:span text:style-name="T82"/></text:p>
            <text:p><text:span text:style-name="T87">$joe-&gt;greet;</text:span></text:p>
          </draw:text-box>
        </draw:frame>
        <draw:frame presentation:style-name="Alizarin-outline1" draw:text-style-name="P12" draw:layer="layout" svg:width="25.5cm" svg:height="2.438cm" svg:x="1cm" svg:y="11.43cm" presentation:class="outline" presentation:user-transformed="true">
          <draw:text-box>
            <text:p text:style-name="P12">If the Person class centralizes Personhood then shouldn't it know how to make Person object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ummary</text:p>
          </draw:text-box>
        </draw:frame>
        <draw:frame presentation:style-name="pr7" draw:text-style-name="P2" draw:layer="layout" svg:width="25.5cm" svg:height="9.75cm" svg:x="1cm" svg:y="4.125cm" presentation:class="subtitle" presentation:user-transformed="true">
          <draw:text-box>
            <text:p>With one keyword "bless" added the missing functionality to link the object to the package. Any <text:span text:style-name="T33">package</text:span> may now function as a <text:span text:style-name="T33">class</text:span>.</text:p>
            <text:p/>
            <text:p><text:span text:style-name="T88">"This function tells the thingy referenced by REF that it is now an object in the CLASSNAME </text:span><text:span text:style-name="T89">package</text:span><text:span text:style-name="T88">.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Constructor - Intro</text:p>
          </draw:text-box>
        </draw:frame>
        <draw:frame presentation:style-name="pr12" draw:text-style-name="P33" draw:layer="layout" svg:width="25.5cm" svg:height="9.75cm" svg:x="1cm" svg:y="4.125cm" presentation:class="outline">
          <draw:text-box>
            <text:p text:style-name="P12"><text:span text:style-name="T90">While fun, no one should be making hashes objects outside of a constructor.</text:span></text:p>
            <text:p text:style-name="P12"><text:span text:style-name="T90"/></text:p>
            <text:p text:style-name="P12"><text:span text:style-name="T90">A constructor initializes a store for state and links the store to the class, making an object</text:span></text:p>
            <text:p text:style-name="P12"><text:span text:style-name="T90"/></text:p>
            <text:p text:style-name="P12"><text:span text:style-name="T90">A constructor should reside </text:span><text:span text:style-name="T91">in the class</text:span><text:span text:style-name="T9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Constructor - Intro</text:p>
          </draw:text-box>
        </draw:frame>
        <draw:frame presentation:style-name="pr12" draw:text-style-name="P35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34"><text:span text:style-name="T92"><text:s/></text:span><text:span text:style-name="T92">Most languages make a constructor for you. This is magic.</text:span></text:p>
              </text:list-item>
              <text:list-item>
                <text:p text:style-name="P34"><text:span text:style-name="T92"><text:s/></text:span><text:span text:style-name="T92">In Python and JavaScript, new Objects inherit a constructor, which is magic.</text:span></text:p>
              </text:list-item>
              <text:list-item>
                <text:p text:style-name="P34"><text:span text:style-name="T92"><text:s/></text:span><text:span text:style-name="T92">In Perl you get "</text:span><text:span text:style-name="T93">bless</text:span><text:span text:style-name="T92">", which is magic, that allows you</text:span></text:p>
                <text:list>
                  <text:list-item>
                    <text:p><text:span text:style-name="T92"><text:s/></text:span><text:span text:style-name="T92">build objects from hashes and packages.</text:span></text:p>
                  </text:list-item>
                  <text:list-item>
                    <text:p><text:span text:style-name="T92"><text:s/></text:span><text:span text:style-name="T92">create a function that builds objects (a </text:span><text:span text:style-name="T94">constructor</text:span><text:span text:style-name="T92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7T12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Constructor Attempt 1</text:p>
          </draw:text-box>
        </draw:frame>
        <draw:frame presentation:style-name="pr10" draw:layer="layout" svg:width="10.684cm" svg:height="10.099cm" svg:x="1cm" svg:y="4.125cm" presentation:class="outline" presentation:user-transformed="true">
          <draw:text-box>
            <text:p><text:span text:style-name="T59">Concrete Constructor</text:span></text:p>
            <text:p text:style-name="P10"><text:span text:style-name="T95">package Person {</text:span></text:p>
            <text:p text:style-name="P10"><text:span text:style-name="T96"><text:s text:c="2"/></text:span><text:span text:style-name="T96">sub new {</text:span></text:p>
            <text:p text:style-name="P10"><text:span text:style-name="T97"><text:s text:c="4"/></text:span><text:span text:style-name="T97">return bless(</text:span></text:p>
            <text:p text:style-name="P10"><text:span text:style-name="T97"><text:s text:c="6"/></text:span><text:span text:style-name="T98">{ age =&gt; 21 }</text:span><text:span text:style-name="T96">,</text:span></text:p>
            <text:p text:style-name="P10"><text:span text:style-name="T96"><text:s text:c="6"/></text:span><text:span text:style-name="T96">'</text:span><text:span text:style-name="T99">Person</text:span><text:span text:style-name="T96">'</text:span></text:p>
            <text:p text:style-name="P10"><text:span text:style-name="T96"><text:s text:c="4"/></text:span><text:span text:style-name="T96">);</text:span></text:p>
            <text:p text:style-name="P10"><text:span text:style-name="T96"><text:s text:c="2"/></text:span><text:span text:style-name="T96">}</text:span></text:p>
            <text:p text:style-name="P10"><text:span text:style-name="T95"><text:s text:c="2"/></text:span><text:span text:style-name="T95">sub greet {...}</text:span></text:p>
            <text:p text:style-name="P10"><text:span text:style-name="T95">};</text:span></text:p>
          </draw:text-box>
        </draw:frame>
        <draw:frame presentation:style-name="pr12" draw:text-style-name="P6" draw:layer="layout" svg:width="14.825cm" svg:height="5.527cm" svg:x="11.684cm" svg:y="4.125cm" presentation:class="outline" presentation:user-transformed="true">
          <draw:text-box>
            <text:p><text:span text:style-name="T72">With our constructor</text:span></text:p>
            <text:p><text:span text:style-name="T27">my $joe = Person-&gt;new();</text:span></text:p>
            <text:p><text:span text:style-name="T27">$joe-&gt;greet;</text:span></text:p>
          </draw:text-box>
        </draw:frame>
        <draw:frame presentation:style-name="pr11" draw:text-style-name="P29" draw:layer="layout" svg:width="14.825cm" svg:height="3.708cm" svg:x="11.684cm" svg:y="10.16cm" presentation:class="outline" presentation:user-transformed="true">
          <draw:text-box>
            <text:p><text:span text:style-name="T65">Problems:</text:span></text:p>
            <text:list text:style-name="L4">
              <text:list-item>
                <text:p><text:span text:style-name="T65"><text:s/></text:span><text:span text:style-name="T65">Hard-coded class name </text:span><text:span text:style-name="T100">Person</text:span></text:p>
              </text:list-item>
              <text:list-item>
                <text:p><text:span text:style-name="T65"><text:s/></text:span><text:span text:style-name="T65">Hard-coded object data </text:span><text:span text:style-name="T101">{ age =&gt; 21 }</text:span></text:p>
              </text:list-item>
              <text:list-item>
                <text:p><text:span text:style-name="T102"><text:s/></text:span><text:span text:style-name="T102">How do we take care of Mar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 presentation:user-transformed="true">
          <draw:text-box>
            <text:p>Recap Arrow Operator <text:span text:style-name="T26">-&gt;</text:span></text:p>
          </draw:text-box>
        </draw:frame>
        <draw:frame presentation:style-name="pr14" draw:text-style-name="P38" draw:layer="layout" svg:width="25.5cm" svg:height="9.75cm" svg:x="1cm" svg:y="4.125cm" presentation:class="subtitle" presentation:user-transformed="true">
          <draw:text-box>
            <text:p text:style-name="P36"><text:span text:style-name="T103">If the thing on the right is a function then it calls the thing on the right providing the thing on the left.</text:span></text:p>
            <text:list text:style-name="L1">
              <text:list-header>
                <text:p text:style-name="P36"><text:span text:style-name="T44"/></text:p>
              </text:list-header>
            </text:list>
            <text:list text:style-name="L3">
              <text:list-item>
                <text:p text:style-name="P37"><text:span text:style-name="T104">Foo-&gt;bar</text:span><text:span text:style-name="T44">(@arr)</text:span></text:p>
                <text:p text:style-name="P37"><text:span text:style-name="T104">Foo::bar('Foo'</text:span><text:span text:style-name="T44">, @arr)</text:span></text:p>
              </text:list-item>
              <text:list-item>
                <text:p text:style-name="P37"><text:span text:style-name="T104">$obj</text:span><text:span text:style-name="T44">-&gt;bar(@arr), is the </text:span><text:span text:style-name="T105">almost</text:span><text:span text:style-name="T44"> same thing as</text:span></text:p>
                <text:p text:style-name="P37"><text:span text:style-name="T106">Class</text:span><text:span text:style-name="T44">::Bar($obj, @ar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6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Abstract the constructor</text:p>
          </draw:text-box>
        </draw:frame>
        <draw:frame presentation:style-name="pr10" draw:text-style-name="P39" draw:layer="layout" svg:width="12.443cm" svg:height="9.75cm" svg:x="1cm" svg:y="4.125cm" presentation:class="outline" presentation:user-transformed="true">
          <draw:text-box>
            <text:p><text:span text:style-name="T27">package Person {</text:span></text:p>
            <text:p text:style-name="P10"><text:span text:style-name="T27"><text:s text:c="2"/></text:span><text:span text:style-name="T27">sub </text:span><text:span text:style-name="T40">new</text:span><text:span text:style-name="T27"> {</text:span></text:p>
            <text:p text:style-name="P10"><text:span text:style-name="T68"><text:s text:c="4"/></text:span><text:span text:style-name="T68">my (</text:span><text:span text:style-name="T107">$class</text:span><text:span text:style-name="T68">, </text:span><text:span text:style-name="T108">$data</text:span><text:span text:style-name="T68">) = @_;</text:span></text:p>
            <text:p text:style-name="P10"><text:span text:style-name="T68"><text:s text:c="4"/></text:span><text:span text:style-name="T68">bless </text:span><text:span text:style-name="T109">$data</text:span><text:span text:style-name="T68">, </text:span><text:span text:style-name="T107">$class</text:span><text:span text:style-name="T68">;</text:span></text:p>
            <text:p text:style-name="P10"><text:span text:style-name="T27"><text:s text:c="2"/></text:span><text:span text:style-name="T27">}</text:span></text:p>
            <text:p text:style-name="P10"><text:span text:style-name="T27"/></text:p>
            <text:p text:style-name="P10"><text:span text:style-name="T27"><text:s text:c="2"/></text:span><text:span text:style-name="T27">sub greet { ; }</text:span></text:p>
            <text:p text:style-name="P10"><text:span text:style-name="T27">};</text:span></text:p>
          </draw:text-box>
        </draw:frame>
        <draw:frame presentation:style-name="pr12" draw:text-style-name="P39" draw:layer="layout" svg:width="12.443cm" svg:height="9.75cm" svg:x="14.066cm" svg:y="4.125cm" presentation:class="outline" presentation:user-transformed="true">
          <draw:text-box>
            <text:p><text:span text:style-name="T27">my $joe = </text:span><text:span text:style-name="T107">Person</text:span><text:span text:style-name="T110">-&gt;new</text:span><text:span text:style-name="T68">(</text:span></text:p>
            <text:p><text:span text:style-name="T68"><text:s text:c="2"/></text:span><text:span text:style-name="T108">{ age =&gt; 21 }</text:span></text:p>
            <text:p><text:span text:style-name="T68">);</text:span></text:p>
            <text:p><text:span text:style-name="T27">$joe-&gt;greet;</text:span></text:p>
            <text:p><text:span text:style-name="T68"/></text:p>
            <text:p><text:span text:style-name="T27">my $mary = </text:span><text:span text:style-name="T68">Person</text:span><text:span text:style-name="T110">::new</text:span><text:span text:style-name="T68">(</text:span></text:p>
            <text:p><text:span text:style-name="T68"><text:s text:c="2"/></text:span><text:span text:style-name="T107">'Person'</text:span><text:span text:style-name="T111">,</text:span></text:p>
            <text:p><text:span text:style-name="T68"><text:s text:c="2"/></text:span><text:span text:style-name="T108">{ age =&gt; 22 }</text:span></text:p>
            <text:p><text:span text:style-name="T68">);</text:span></text:p>
            <text:p><text:span text:style-name="T27">$mary-&gt;greet;</text:span></text:p>
            <text:p><text:span text:style-name="T26"/></text:p>
            <text:p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ummary</text:p>
          </draw:text-box>
        </draw:frame>
        <draw:frame presentation:style-name="pr7" draw:text-style-name="P2" draw:layer="layout" svg:width="25.5cm" svg:height="9.75cm" svg:x="1cm" svg:y="4.125cm" presentation:class="subtitle">
          <draw:text-box>
            <text:p>Every language has a method of tying an object to a class, implicit or explicit.</text:p>
            <text:p/>
            <text:p>Perl has <text:span text:style-name="T27">bless</text:span></text:p>
            <text:p/>
            <text:p>We use it to build constructors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Inheritance</text:p>
          </draw:text-box>
        </draw:frame>
        <draw:frame presentation:style-name="Alizarin-outline1" draw:text-style-name="P6" draw:layer="layout" svg:width="25.5cm" svg:height="9.75cm" svg:x="1cm" svg:y="4.125cm" presentation:class="outline" presentation:user-transformed="true">
          <draw:text-box>
            <text:p><text:span text:style-name="T25">Object Orientation attempts to separate data (objects) from classes (what they can do).</text:span></text:p>
            <text:p><text:span text:style-name="T25"/></text:p>
            <text:p><text:span text:style-name="T25">Inheritance serves to help organize what classes can do with heirarchy.</text:span></text:p>
            <text:p><text:span text:style-name="T25"/></text:p>
            <text:p><text:span text:style-name="T25">Inheritance requires </text:span><text:span text:style-name="T78">linking</text:span><text:span text:style-name="T25"> between parents and childr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15" draw:text-style-name="P40" draw:layer="layout" svg:width="12.443cm" svg:height="4.65cm" svg:x="1cm" svg:y="4.125cm" presentation:class="outline">
          <draw:text-box>
            <text:p text:style-name="P40">package <text:span text:style-name="T112">Animal</text:span> {</text:p>
            <text:p text:style-name="P40"><text:s text:c="2"/>sub is_primate {}</text:p>
            <text:p text:style-name="P40">}</text:p>
            <text:p/>
          </draw:text-box>
        </draw:frame>
        <draw:frame presentation:style-name="pr4" draw:layer="layout" svg:width="26cm" svg:height="1.875cm" svg:x="1cm" svg:y="0.75cm" presentation:class="title">
          <draw:text-box>
            <text:p>Inheritance</text:p>
          </draw:text-box>
        </draw:frame>
        <draw:frame presentation:style-name="Alizarin-outline1" draw:layer="layout" svg:width="12.443cm" svg:height="4.65cm" svg:x="14.066cm" svg:y="4.125cm" presentation:class="outline">
          <draw:text-box>
            <text:p>package <text:span text:style-name="T113">Person</text:span> {}</text:p>
            <text:p># We want the following:</text:p>
            <text:p>Person-&gt;new-&gt;is_primate</text:p>
          </draw:text-box>
        </draw:frame>
        <draw:frame presentation:style-name="Alizarin-outline1" draw:text-style-name="P30" draw:layer="layout" svg:width="12.443cm" svg:height="4.65cm" svg:x="1cm" svg:y="9.218cm" presentation:class="outline">
          <draw:text-box>
            <text:p><text:span text:style-name="T78">How do we link a </text:span><text:span text:style-name="T114">Person</text:span><text:span text:style-name="T78"> </text:span><text:span text:style-name="T42">and</text:span><text:span text:style-name="T78"> </text:span><text:span text:style-name="T114">Dog</text:span><text:span text:style-name="T78"> to the </text:span><text:span text:style-name="T110">Animal</text:span><text:span text:style-name="T78">?</text:span></text:p>
          </draw:text-box>
        </draw:frame>
        <draw:frame presentation:style-name="Alizarin-outline1" draw:layer="layout" svg:width="12.443cm" svg:height="4.65cm" svg:x="14.066cm" svg:y="9.218cm" presentation:class="outline">
          <draw:text-box>
            <text:p text:style-name="P23">package <text:span text:style-name="T113">Dog</text:span> {}</text:p>
            <text:p text:style-name="P23"># We want the following:</text:p>
            <text:p text:style-name="P23">Dog-&gt;new-&gt;is_primate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6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Inheritance: JavaScript</text:p>
          </draw:text-box>
        </draw:frame>
        <draw:frame presentation:style-name="Alizarin-outline1" draw:text-style-name="P41" draw:layer="layout" svg:width="15.58cm" svg:height="9.75cm" svg:x="1cm" svg:y="4.125cm" presentation:class="outline" presentation:user-transformed="true">
          <draw:text-box>
            <text:p><text:span text:style-name="T52"># JavaScript</text:span></text:p>
            <text:p><text:span text:style-name="T52">let </text:span><text:span text:style-name="T115">animal</text:span><text:span text:style-name="T52"> = { is_primate: 1 };</text:span></text:p>
            <text:p><text:span text:style-name="T52"/></text:p>
            <text:p text:style-name="P40"><text:span text:style-name="T52">let </text:span><text:span text:style-name="T116">dog</text:span><text:span text:style-name="T52"> <text:s text:c="3"/>= { is_primate: 2 };</text:span></text:p>
            <text:p text:style-name="P40"><text:span text:style-name="T52">Object.setPrototypeOf(</text:span><text:span text:style-name="T116">dog</text:span><text:span text:style-name="T52">, </text:span><text:span text:style-name="T115">animal</text:span><text:span text:style-name="T52">);</text:span></text:p>
            <text:p><text:span text:style-name="T52">let </text:span><text:span text:style-name="T117">cat</text:span><text:span text:style-name="T52"> <text:s text:c="3"/>= {};</text:span></text:p>
            <text:p><text:span text:style-name="T52">Object.setPrototypeOf(</text:span><text:span text:style-name="T117">cat</text:span><text:span text:style-name="T52">, </text:span><text:span text:style-name="T115">animal</text:span><text:span text:style-name="T52">);</text:span></text:p>
          </draw:text-box>
        </draw:frame>
        <draw:frame presentation:style-name="Alizarin-outline1" draw:text-style-name="P12" draw:layer="layout" svg:width="10.017cm" svg:height="9.75cm" svg:x="16.492cm" svg:y="4.125cm" presentation:class="outline" presentation:user-transformed="true">
          <draw:text-box>
            <text:p text:style-name="P42"><text:span text:style-name="T78">In JavaScript the link from one class to another uses the same mechanism as the link from an object to a class.</text:span><text:span text:style-name="T78"><text:line-break/></text:span><text:span text:style-name="T78"><text:line-break/></text:span><text:span text:style-name="T78">Because classes are object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Inheritance: Python and Perl</text:p>
          </draw:text-box>
        </draw:frame>
        <draw:frame presentation:style-name="Alizarin-outline1" draw:text-style-name="P41" draw:layer="layout" svg:width="12.443cm" svg:height="6.326cm" svg:x="1cm" svg:y="4.125cm" presentation:class="outline" presentation:user-transformed="true">
          <draw:text-box>
            <text:p><text:span text:style-name="T52"># Python 3</text:span></text:p>
            <text:p><text:span text:style-name="T52">class Person(</text:span><text:span text:style-name="T115">Animal</text:span><text:span text:style-name="T52">):</text:span></text:p>
            <text:p><text:span text:style-name="T52"><text:s text:c="2"/></text:span><text:span text:style-name="T52"># Animal gets written</text:span></text:p>
            <text:p><text:span text:style-name="T52"><text:s text:c="2"/></text:span><text:span text:style-name="T52"># to an array</text:span></text:p>
            <text:p><text:span text:style-name="T52"><text:s text:c="2"/></text:span><text:span text:style-name="T52">pass</text:span></text:p>
          </draw:text-box>
        </draw:frame>
        <draw:frame presentation:style-name="Alizarin-outline1" draw:text-style-name="P43" draw:layer="layout" svg:width="12.443cm" svg:height="6.37cm" svg:x="14.066cm" svg:y="4.125cm" presentation:class="outline" presentation:user-transformed="true">
          <draw:text-box>
            <text:p text:style-name="P23"><text:span text:style-name="T118"># Perl</text:span></text:p>
            <text:p text:style-name="P23"><text:span text:style-name="T118">package Person {</text:span></text:p>
            <text:p text:style-name="P23"><text:span text:style-name="T118"><text:s text:c="2"/></text:span><text:span text:style-name="T118"># Establish link to Animal</text:span></text:p>
            <text:p text:style-name="P23"><text:span text:style-name="T118"><text:s text:c="2"/></text:span><text:span text:style-name="T118"># Perl needs no magic.</text:span></text:p>
            <text:p text:style-name="P23"><text:span text:style-name="T118"><text:s text:c="2"/></text:span><text:span text:style-name="T119">our @ISA = ('Animal');</text:span></text:p>
            <text:p text:style-name="P23"><text:span text:style-name="T118">}</text:span></text:p>
          </draw:text-box>
        </draw:frame>
        <draw:frame presentation:style-name="Alizarin-outline1" draw:text-style-name="P12" draw:layer="layout" svg:width="25.5cm" svg:height="2.8cm" svg:x="1cm" svg:y="11.768cm" presentation:class="outline" presentation:user-transformed="true">
          <draw:text-box>
            <text:p text:style-name="P42"><text:span text:style-name="T78">We establish that link with magic!</text:span></text:p>
            <text:p text:style-name="P42"><text:span text:style-name="T78">Usually with an array behind fancy syntax (sugar); no sugar in per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Inheritance: Perl sugar with <text:span text:style-name="T68">base</text:span><text:span text:style-name="T26"> </text:span><text:span text:style-name="T20">and</text:span><text:span text:style-name="T26"> parent</text:span></text:p>
          </draw:text-box>
        </draw:frame>
        <draw:frame presentation:style-name="Alizarin-outline1" draw:layer="layout" svg:width="12.443cm" svg:height="6.591cm" svg:x="1cm" svg:y="4.125cm" presentation:class="outline" presentation:user-transformed="true">
          <draw:text-box>
            <text:p><text:span text:style-name="T120"># </text:span><text:span text:style-name="T25">Perl needs no "sugar".</text:span></text:p>
            <text:p>package Foo {</text:p>
            <text:p><text:s text:c="2"/>use 'Bar';</text:p>
            <text:p><text:s text:c="2"/>push @ISA, 'Bar';</text:p>
            <text:p>}</text:p>
          </draw:text-box>
        </draw:frame>
        <draw:frame presentation:style-name="Alizarin-outline1" draw:layer="layout" svg:width="12.443cm" svg:height="6.414cm" svg:x="14.066cm" svg:y="4.125cm" presentation:class="outline" presentation:user-transformed="true">
          <draw:text-box>
            <text:p># Nicer!</text:p>
            <text:p>package Foo {</text:p>
            <text:p><text:s text:c="2"/>use parent 'Bar';</text:p>
            <text:p>}</text:p>
          </draw:text-box>
        </draw:frame>
        <draw:frame presentation:style-name="Alizarin-outline1" draw:text-style-name="P6" draw:layer="layout" svg:width="25.5cm" svg:height="3.02cm" svg:x="1cm" svg:y="10.848cm" presentation:class="outline" presentation:user-transformed="true">
          <draw:text-box>
            <text:list text:style-name="L4">
              <text:list-item>
                <text:p text:style-name="P23"><text:span text:style-name="T25"><text:s/></text:span><text:span text:style-name="T25">Users want sugar.</text:span></text:p>
              </text:list-item>
              <text:list-item>
                <text:p text:style-name="P23"><text:span text:style-name="T25"><text:s/></text:span><text:span text:style-name="T25">Base and Parent simply add to our magic </text:span><text:span text:style-name="T26">@ISA</text:span><text:span text:style-name="T25"> array, and <text:s/>simplify code inclusion (</text:span><text:span text:style-name="T26">use</text:span><text:span text:style-name="T25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tatic Dispatch</text:p>
          </draw:text-box>
        </draw:frame>
        <draw:frame presentation:style-name="Alizarin-outline1" draw:text-style-name="P44" draw:layer="layout" svg:width="12.934cm" svg:height="4.65cm" svg:x="1cm" svg:y="4.125cm" presentation:class="outline" presentation:user-transformed="true">
          <draw:text-box>
            <text:p><text:span text:style-name="T121">package Animal {</text:span></text:p>
            <text:p><text:span text:style-name="T121"><text:s text:c="2"/></text:span><text:span text:style-name="T121">use constant name =&gt; 'An animal';</text:span></text:p>
            <text:p><text:span text:style-name="T121">}</text:span></text:p>
            <text:p><text:span text:style-name="T121"/></text:p>
          </draw:text-box>
        </draw:frame>
        <draw:frame presentation:style-name="Alizarin-outline1" draw:text-style-name="P45" draw:layer="layout" svg:width="12.443cm" svg:height="4.65cm" svg:x="14.066cm" svg:y="4.125cm" presentation:class="outline" presentation:user-transformed="true">
          <draw:text-box>
            <text:p text:style-name="P23"><text:span text:style-name="T122">package Dog {</text:span></text:p>
            <text:p text:style-name="P23"><text:span text:style-name="T122"><text:s text:c="2"/></text:span><text:span text:style-name="T122">our @ISA = ('Animal');</text:span></text:p>
            <text:p text:style-name="P23"><text:span text:style-name="T122"><text:s text:c="2"/></text:span><text:span text:style-name="T122">sub new { bless ... }</text:span></text:p>
            <text:p text:style-name="P23"><text:span text:style-name="T122"><text:s text:c="2"/></text:span><text:span text:style-name="T122">use constant </text:span><text:span text:style-name="T123">name</text:span><text:span text:style-name="T122"> =&gt; 'A dog';</text:span></text:p>
            <text:p><text:span text:style-name="T122">}</text:span></text:p>
          </draw:text-box>
        </draw:frame>
        <draw:frame presentation:style-name="Alizarin-outline1" draw:text-style-name="P46" draw:layer="layout" svg:width="12.443cm" svg:height="4.65cm" svg:x="1cm" svg:y="9.218cm" presentation:class="outline">
          <draw:text-box>
            <text:p text:style-name="P40"><text:span text:style-name="T26"># What does this print</text:span></text:p>
            <text:p text:style-name="P40"><text:span text:style-name="T26">Dog::</text:span><text:span text:style-name="T124">name</text:span><text:span text:style-name="T26">();</text:span></text:p>
            <text:p text:style-name="P40"><text:span text:style-name="T26">Cat::</text:span><text:span text:style-name="T125">name</text:span><text:span text:style-name="T26">();</text:span></text:p>
          </draw:text-box>
        </draw:frame>
        <draw:frame presentation:style-name="Alizarin-outline1" draw:text-style-name="P44" draw:layer="layout" svg:width="12.443cm" svg:height="4.65cm" svg:x="14.066cm" svg:y="9.218cm" presentation:class="outline">
          <draw:text-box>
            <text:p text:style-name="P23"><text:span text:style-name="T121">package Cat {</text:span></text:p>
            <text:p text:style-name="P23"><text:span text:style-name="T121"><text:s text:c="2"/></text:span><text:span text:style-name="T121">our @ISA = ('Animal');</text:span></text:p>
            <text:p text:style-name="P23"><text:span text:style-name="T121"><text:s text:c="2"/></text:span><text:span text:style-name="T121">sub new { bless ... }</text:span></text:p>
            <text:p><text:span text:style-name="T1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Method Dispatch</text:p>
          </draw:text-box>
        </draw:frame>
        <draw:frame presentation:style-name="Alizarin-outline1" draw:text-style-name="P44" draw:layer="layout" svg:width="12.934cm" svg:height="4.65cm" svg:x="1cm" svg:y="4.125cm" presentation:class="outline" presentation:user-transformed="true">
          <draw:text-box>
            <text:p><text:span text:style-name="T121">package Animal {</text:span></text:p>
            <text:p><text:span text:style-name="T121"><text:s text:c="2"/></text:span><text:span text:style-name="T121">use constant name =&gt; 'An animal';</text:span></text:p>
            <text:p><text:span text:style-name="T121">}</text:span></text:p>
            <text:p><text:span text:style-name="T121"/></text:p>
          </draw:text-box>
        </draw:frame>
        <draw:frame presentation:style-name="Alizarin-outline1" draw:text-style-name="P45" draw:layer="layout" svg:width="12.443cm" svg:height="4.65cm" svg:x="14.066cm" svg:y="4.125cm" presentation:class="outline" presentation:user-transformed="true">
          <draw:text-box>
            <text:p text:style-name="P23"><text:span text:style-name="T122">package Dog {</text:span></text:p>
            <text:p text:style-name="P23"><text:span text:style-name="T122"><text:s text:c="2"/></text:span><text:span text:style-name="T122">our @ISA = ('Animal');</text:span></text:p>
            <text:p text:style-name="P23"><text:span text:style-name="T122"><text:s text:c="2"/></text:span><text:span text:style-name="T122">sub new { bless ... }</text:span></text:p>
            <text:p text:style-name="P23"><text:span text:style-name="T122"><text:s text:c="2"/></text:span><text:span text:style-name="T122">use constant </text:span><text:span text:style-name="T123">name</text:span><text:span text:style-name="T122"> =&gt; 'A dog';</text:span></text:p>
            <text:p><text:span text:style-name="T122">}</text:span></text:p>
          </draw:text-box>
        </draw:frame>
        <draw:frame presentation:style-name="Alizarin-outline1" draw:text-style-name="P46" draw:layer="layout" svg:width="12.443cm" svg:height="4.65cm" svg:x="1cm" svg:y="9.218cm" presentation:class="outline">
          <draw:text-box>
            <text:p text:style-name="P40"><text:span text:style-name="T26"># What does this print</text:span></text:p>
            <text:p text:style-name="P40"><text:span text:style-name="T26">Dog-&gt;new-&gt;</text:span><text:span text:style-name="T124">name</text:span><text:span text:style-name="T26">;</text:span></text:p>
            <text:p text:style-name="P40"><text:span text:style-name="T26">Cat-&gt;new-&gt;</text:span><text:span text:style-name="T125">name</text:span><text:span text:style-name="T26">;</text:span></text:p>
          </draw:text-box>
        </draw:frame>
        <draw:frame presentation:style-name="Alizarin-outline1" draw:text-style-name="P44" draw:layer="layout" svg:width="12.443cm" svg:height="4.65cm" svg:x="14.066cm" svg:y="9.218cm" presentation:class="outline">
          <draw:text-box>
            <text:p text:style-name="P23"><text:span text:style-name="T121">package Cat {</text:span></text:p>
            <text:p text:style-name="P23"><text:span text:style-name="T121"><text:s text:c="2"/></text:span><text:span text:style-name="T121">our @ISA = ('Animal');</text:span></text:p>
            <text:p text:style-name="P23"><text:span text:style-name="T121"><text:s text:c="2"/></text:span><text:span text:style-name="T121">sub new { bless ... }</text:span></text:p>
            <text:p><text:span text:style-name="T1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Method Dispatch</text:p>
          </draw:text-box>
        </draw:frame>
        <draw:frame presentation:style-name="Alizarin-outline1" draw:text-style-name="P6" draw:layer="layout" svg:width="25.5cm" svg:height="7.408cm" svg:x="1cm" svg:y="3.572cm" presentation:class="outline" presentation:user-transformed="true">
          <draw:text-box>
            <text:p text:style-name="P12"><text:span text:style-name="T68">( Dog-&gt;new )-&gt;</text:span><text:span text:style-name="T107">name</text:span><text:span text:style-name="T68">;</text:span></text:p>
            <text:list text:style-name="L4">
              <text:list-item>
                <text:p><text:span text:style-name="T25"><text:s/></text:span><text:span text:style-name="T25">Here we construct a </text:span><text:span text:style-name="T26">Dog</text:span><text:span text:style-name="T25"> object.</text:span></text:p>
              </text:list-item>
              <text:list-item>
                <text:p><text:span text:style-name="T126"><text:s/></text:span><text:span text:style-name="T126">Then we go looking for the </text:span><text:span text:style-name="T25">"</text:span><text:span text:style-name="T26">name"</text:span><text:span text:style-name="T25"> symbol and call it as a function providing the </text:span><text:span text:style-name="T127">Dog</text:span><text:span text:style-name="T128"> object</text:span><text:span text:style-name="T25">.</text:span></text:p>
                <text:list>
                  <text:list-item>
                    <text:p><text:span text:style-name="T25"><text:s/></text:span><text:span text:style-name="T25">This process is called </text:span><text:span text:style-name="T129">Method Dispatch</text:span><text:span text:style-name="T130">.</text:span></text:p>
                  </text:list-item>
                  <text:list-item>
                    <text:p><text:span text:style-name="T43"><text:s/></text:span><text:span text:style-name="T43">How it gets done is called </text:span><text:span text:style-name="T129">Method Resolution Order (MRO)</text:span>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5.5cm" svg:height="2.535cm" svg:x="1cm" svg:y="11.333cm" presentation:class="outline" presentation:user-transformed="true">
          <draw:text-box>
            <text:p text:style-name="P12"><text:span text:style-name="T68">Dog::</text:span><text:span text:style-name="T107">name</text:span><text:span text:style-name="T68">();</text:span></text:p>
            <text:list text:style-name="L4">
              <text:list-item>
                <text:p><text:span text:style-name="T25"><text:s/></text:span><text:span text:style-name="T25">Here we call </text:span><text:span text:style-name="T26">Dog::name</text:span><text:span text:style-name="T25"> explicitly, without dispatc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What did we just learn...</text:p>
          </draw:text-box>
        </draw:frame>
        <draw:frame presentation:style-name="pr10" draw:text-style-name="P19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18"><text:span text:style-name="T20"><text:s/></text:span><text:span text:style-name="T20">We can factor some stuff out of classes and use them elsewhere.</text:span></text:p>
              </text:list-item>
              <text:list-item>
                <text:p text:style-name="P18"><text:span text:style-name="T20"><text:s/></text:span><text:span text:style-name="T20">If the things we factor make a class, we call this subclassing.</text:span></text:p>
              </text:list-item>
              <text:list-item>
                <text:p text:style-name="P18"><text:span text:style-name="T20"><text:s/></text:span><text:span text:style-name="T20">We have to have a method to link the class to the subclass.</text:span></text:p>
              </text:list-item>
              <text:list-item>
                <text:p text:style-name="P18"><text:span text:style-name="T20"><text:s/></text:span><text:span text:style-name="T20">This establishes a relationship (inheritance)</text:span></text:p>
              </text:list-item>
              <text:list-item>
                <text:p text:style-name="P18"><text:span text:style-name="T20"><text:s/></text:span><text:span text:style-name="T20">We have to have a method to look up the hierarchy if we can't find something (this is method dispatch)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6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untime Typing</text:p>
          </draw:text-box>
        </draw:frame>
        <draw:frame presentation:style-name="Alizarin-outline1" draw:layer="layout" svg:width="12.443cm" svg:height="9.75cm" svg:x="1cm" svg:y="4.125cm" presentation:class="outline">
          <draw:text-box>
            <text:p><text:span text:style-name="T131">What we want is </text:span></text:p>
            <text:p/>
            <text:p>Obj-&gt;ip()</text:p>
          </draw:text-box>
        </draw:frame>
        <draw:frame presentation:style-name="Alizarin-outline1" draw:text-style-name="P47" draw:layer="layout" svg:width="12.443cm" svg:height="9.75cm" svg:x="14.066cm" svg:y="4.125cm" presentation:class="outline">
          <draw:text-box>
            <text:p text:style-name="P47"><text:span text:style-name="T132">But without errors:</text:span></text:p>
            <text:list text:style-name="L4">
              <text:list-item>
                <text:p text:style-name="P47"><text:span text:style-name="T132"><text:s/></text:span><text:span text:style-name="T132">Always have a valid IP</text:span></text:p>
              </text:list-item>
              <text:list-item>
                <text:p text:style-name="P47"><text:span text:style-name="T132"><text:s/></text:span><text:span text:style-name="T132">Refuse acceptance of an invalid I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6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untime Typing - Validation</text:p>
          </draw:text-box>
        </draw:frame>
        <draw:frame presentation:style-name="Alizarin-outline1" draw:layer="layout" svg:width="12.443cm" svg:height="9.75cm" svg:x="1cm" svg:y="4.125cm" presentation:class="outline">
          <draw:text-box>
            <text:p>package IP {</text:p>
            <text:p><text:s text:c="2"/>sub valid {</text:p>
            <text:p><text:s text:c="4"/># die if invalid;</text:p>
            <text:p><text:s text:c="4"/>return 1;</text:p>
            <text:p><text:s text:c="2"/>}</text:p>
            <text:p>}</text:p>
          </draw:text-box>
        </draw:frame>
        <draw:frame presentation:style-name="Alizarin-outline1" draw:text-style-name="P48" draw:layer="layout" svg:width="12.443cm" svg:height="9.75cm" svg:x="14.066cm" svg:y="4.125cm" presentation:class="outline" presentation:user-transformed="true">
          <draw:text-box>
            <text:p text:style-name="P48"><text:span text:style-name="T133">Create a unit of validation</text:span></text:p>
            <text:list text:style-name="L4">
              <text:list-item>
                <text:list>
                  <text:list-item>
                    <text:p text:style-name="P48"><text:span text:style-name="T133"><text:s/></text:span><text:span text:style-name="T133">Returns true if valid</text:span></text:p>
                  </text:list-item>
                  <text:list-item>
                    <text:p text:style-name="P48"><text:span text:style-name="T133"><text:s/></text:span><text:span text:style-name="T133">Or, throws an error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6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Runtime Typing - Attempt 1!!</text:p>
          </draw:text-box>
        </draw:frame>
        <draw:frame presentation:style-name="Alizarin-outline1" draw:text-style-name="P50" draw:layer="layout" svg:width="12.443cm" svg:height="9.75cm" svg:x="1cm" svg:y="4.125cm" presentation:class="outline" presentation:user-transformed="true">
          <draw:text-box>
            <text:p text:style-name="P49"><text:span text:style-name="T134">package MyObj {</text:span></text:p>
            <text:p text:style-name="P49"><text:span text:style-name="T134"><text:s text:c="2"/></text:span><text:span text:style-name="T134">sub new {</text:span></text:p>
            <text:p text:style-name="P49"><text:span text:style-name="T134"><text:s text:c="4"/></text:span><text:span text:style-name="T134">my ( $class, $data ) = @_;</text:span></text:p>
            <text:p text:style-name="P49"><text:span text:style-name="T134"><text:s text:c="4"/></text:span><text:span text:style-name="T134">bless $data, $class;</text:span></text:p>
            <text:p text:style-name="P50"><text:span text:style-name="T134"><text:s text:c="2"/></text:span><text:span text:style-name="T134">}</text:span></text:p>
            <text:p text:style-name="P50"><text:span text:style-name="T134"><text:s text:c="2"/></text:span><text:span text:style-name="T134"># code on the right</text:span></text:p>
            <text:p text:style-name="P50"><text:span text:style-name="T134">}</text:span></text:p>
          </draw:text-box>
        </draw:frame>
        <draw:frame presentation:style-name="Alizarin-outline1" draw:layer="layout" svg:width="14.599cm" svg:height="9.75cm" svg:x="13.149cm" svg:y="4.125cm" presentation:class="outline" presentation:user-transformed="true">
          <draw:text-box>
            <text:p text:style-name="P23">sub ip {</text:p>
            <text:p text:style-name="P23"><text:s text:c="2"/>my ( $self, $ip ) = @_;</text:p>
            <text:p text:style-name="P23"><text:s text:c="2"/>if ( $ip ) {</text:p>
            <text:p text:style-name="P23"><text:s text:c="4"/><text:span text:style-name="T135">die unless IP::valid($ip);</text:span></text:p>
            <text:p text:style-name="P23"><text:s text:c="4"/>$self-&gt;{<text:span text:style-name="T112">_ip</text:span>} = $ip;</text:p>
            <text:p text:style-name="P23"><text:s text:c="2"/>else {</text:p>
            <text:p text:style-name="P23"><text:s text:c="4"/>$self-&gt;{<text:span text:style-name="T112">_ip</text:span>};</text:p>
            <text:p text:style-name="P23"><text:s text:c="2"/>} <text:s/></text:p>
            <text:p text:style-name="P23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untime Typing - Attempt 1!!</text:p>
          </draw:text-box>
        </draw:frame>
        <draw:frame presentation:style-name="pr7" draw:text-style-name="P51" draw:layer="layout" svg:width="25.5cm" svg:height="9.75cm" svg:x="1cm" svg:y="4.125cm" presentation:class="subtitle" presentation:user-transformed="true">
          <draw:text-box>
            <text:p><text:span text:style-name="T5">Problems</text:span></text:p>
            <text:p><text:span text:style-name="T5"/></text:p>
            <text:list text:style-name="L7">
              <text:list-item>
                <text:p>We didn't stop <text:span text:style-name="T26">_ip</text:span> from being set in <text:span text:style-name="T26">new</text:span></text:p>
              </text:list-item>
              <text:list-item>
                <text:p>We didn't provide a useful error</text:p>
              </text:list-item>
              <text:list-item>
                <text:p>We didn't clearly separate validation from getter and sett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Inheritance!!</text:p>
          </draw:text-box>
        </draw:frame>
        <draw:frame presentation:style-name="Alizarin-outline1" draw:text-style-name="P25" draw:layer="layout" svg:width="12.416cm" svg:height="4.65cm" svg:x="1cm" svg:y="4.125cm" presentation:class="outline" presentation:user-transformed="true">
          <draw:text-box>
            <text:p text:style-name="P25"><text:span text:style-name="T51">package myObj {</text:span></text:p>
            <text:p text:style-name="P25"><text:span text:style-name="T51"><text:s text:c="2"/></text:span><text:span text:style-name="T51">our @ISA = ('Foo', 'Bar');</text:span></text:p>
            <text:p text:style-name="P25"><text:span text:style-name="T51">}</text:span></text:p>
          </draw:text-box>
        </draw:frame>
        <draw:frame presentation:style-name="Alizarin-outline1" draw:text-style-name="P53" draw:layer="layout" svg:width="9.548cm" svg:height="4.65cm" svg:x="16.961cm" svg:y="4.125cm" presentation:class="outline" presentation:user-transformed="true">
          <draw:text-box>
            <text:p text:style-name="P52"><text:span text:style-name="T52"># Where does go?</text:span></text:p>
            <text:p text:style-name="P52"><text:span text:style-name="T52">myObj-&gt;new-&gt;</text:span><text:span text:style-name="T115">baz</text:span><text:span text:style-name="T52">;</text:span></text:p>
          </draw:text-box>
        </draw:frame>
        <draw:frame presentation:style-name="Alizarin-outline1" draw:text-style-name="P21" draw:layer="layout" svg:width="25.5cm" svg:height="4.65cm" svg:x="1cm" svg:y="9.218cm" presentation:class="outline" presentation:user-transformed="true">
          <draw:text-box>
            <text:p text:style-name="P21"><text:span text:style-name="T46">Does </text:span><text:span text:style-name="T26">Foo</text:span><text:span text:style-name="T46"> provide it? Does </text:span><text:span text:style-name="T26">Bar</text:span><text:span text:style-name="T46"> provide it?</text:span></text:p>
            <text:p text:style-name="P21"><text:span text:style-name="T46">Does </text:span><text:span text:style-name="T26">one</text:span><text:span text:style-name="T46"> of their super classes provide it?</text:span></text:p>
            <text:p text:style-name="P21"><text:span text:style-name="T136">All of the above?</text:span></text:p>
            <text:p text:style-name="P21"><text:span text:style-name="T46">Inheritance is antiquated day mystery meat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6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Enter Moose and Moo</text:p>
          </draw:text-box>
        </draw:frame>
        <draw:frame presentation:style-name="Alizarin-outline1" draw:layer="layout" svg:width="13.826cm" svg:height="9.75cm" svg:x="1cm" svg:y="4.125cm" presentation:class="outline" presentation:user-transformed="true">
          <draw:text-box>
            <text:p>package myObj {</text:p>
            <text:p><text:s text:c="2"/>use Moo;</text:p>
            <text:p><text:s text:c="2"/>with 'OtherRole', 'AnotherRole';</text:p>
            <text:p/>
            <text:p><text:s text:c="2"/>has 'ip' =&gt; (</text:p>
            <text:p><text:s text:c="4"/>is =&gt; rw,</text:p>
            <text:p><text:s text:c="4"/>isa =&gt; IP::valid,</text:p>
            <text:p/>
            <text:p text:style-name="P23"><text:s text:c="4"/># Not required </text:p>
            <text:p><text:s text:c="4"/>init_arg =&gt; undef</text:p>
            <text:p><text:s text:c="2"/>);</text:p>
            <text:p>}</text:p>
          </draw:text-box>
        </draw:frame>
        <draw:frame presentation:style-name="Alizarin-outline1" draw:text-style-name="P54" draw:layer="layout" svg:width="11.206cm" svg:height="9.75cm" svg:x="15.131cm" svg:y="4.125cm" presentation:class="outline" presentation:user-transformed="true">
          <draw:text-box>
            <text:list text:style-name="L4">
              <text:list-item>
                <text:p text:style-name="P54"><text:span text:style-name="T46"><text:s/></text:span><text:span text:style-name="T46">Provides a constructor</text:span></text:p>
              </text:list-item>
              <text:list-item>
                <text:p text:style-name="P54"><text:span text:style-name="T46"><text:s/></text:span><text:span text:style-name="T46">Validates ip</text:span></text:p>
              </text:list-item>
              <text:list-item>
                <text:p text:style-name="P54"><text:span text:style-name="T46"><text:s/></text:span><text:span text:style-name="T46">Declarative vs procedural</text:span></text:p>
              </text:list-item>
              <text:list-item>
                <text:p text:style-name="P54"><text:span text:style-name="T46"><text:s/></text:span><text:span text:style-name="T46">Composition vs Inheritance (</text:span><text:span text:style-name="T136">always an either/or never both</text:span><text:span text:style-name="T46">)</text:span></text:p>
                <text:p text:style-name="P54"><text:span text:style-name="T46"/></text:p>
              </text:list-item>
            </text:list>
            <text:p text:style-name="P54"><text:span text:style-name="T4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6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But there is more...</text:p>
          </draw:text-box>
        </draw:frame>
        <draw:frame presentation:style-name="Alizarin-outline1" draw:text-style-name="P54" draw:layer="layout" svg:width="25.414cm" svg:height="9.75cm" svg:x="1cm" svg:y="4.125cm" presentation:class="outline" presentation:user-transformed="true">
          <draw:text-box>
            <text:list text:style-name="L4">
              <text:list-item>
                <text:p text:style-name="P54"><text:span text:style-name="T46"><text:s/></text:span><text:span text:style-name="T46">defaults</text:span></text:p>
              </text:list-item>
              <text:list-item>
                <text:p text:style-name="P54"><text:span text:style-name="T46"><text:s/></text:span><text:span text:style-name="T46">method modifiers (before/after/around)</text:span></text:p>
              </text:list-item>
              <text:list-item>
                <text:p text:style-name="P54"><text:span text:style-name="T46"><text:s/></text:span><text:span text:style-name="T46">predicates - is the attribute set</text:span></text:p>
              </text:list-item>
              <text:list-item>
                <text:p text:style-name="P54"><text:span text:style-name="T46"><text:s/></text:span><text:span text:style-name="T46">lazy attributes - delay work until needed.</text:span></text:p>
              </text:list-item>
              <text:list-item>
                <text:p text:style-name="P54"><text:span text:style-name="T46"><text:s/></text:span><text:span text:style-name="T46">does the attribute implement a trait?</text:span></text:p>
              </text:list-item>
              <text:list-item>
                <text:p text:style-name="P54"><text:span text:style-name="T46"><text:s/></text:span><text:span text:style-name="T46">inherit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IN</text:p>
          </draw:text-box>
        </draw:frame>
        <draw:frame presentation:style-name="pr17" draw:text-style-name="P12" draw:layer="layout" svg:width="25.5cm" svg:height="9.75cm" svg:x="1cm" svg:y="4.125cm" presentation:class="outline">
          <draw:text-box>
            <text:p text:style-name="P12">LinkedIn Connection Requests Welcome</text:p>
            <text:p text:style-name="P12">"Evan Carroll" w/ baby picture.</text:p>
            <text:p text:style-name="P12">(as are endorsements)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5" svg:font-family="'Fira Code'" style:font-pitch="fixed"/>
    <style:font-face style:name="Fira Code3" svg:font-family="'Fira Code'" style:font-adornments="Regular" style:font-pitch="fixed"/>
    <style:font-face style:name="Fira Code8" svg:font-family="'Fira Code'" style:font-adornments="細字" style:font-pitch="fixed"/>
    <style:font-face style:name="Hack" svg:font-family="Hack" style:font-pitch="fixed"/>
    <style:font-face style:name="Fira Code6" svg:font-family="'Fira Code'" style:font-family-generic="swiss" style:font-pitch="fixed"/>
    <style:font-face style:name="Liberation Sans2" svg:font-family="'Liberation Sans'" style:font-family-generic="swiss" style:font-pitch="fixed"/>
    <style:font-face style:name="Open Sans" svg:font-family="'Open Sans'" style:font-family-generic="swiss" style:font-pitch="fixed"/>
    <style:font-face style:name="Fira Code4" svg:font-family="'Fira Code'" style:font-pitch="variable"/>
    <style:font-face style:name="Fira Code2" svg:font-family="'Fira Code'" style:font-adornments="Regular" style:font-pitch="variable"/>
    <style:font-face style:name="Fira Code7" svg:font-family="'Fira Code'" style:font-adornments="細字" style:font-pitch="variable"/>
    <style:font-face style:name="Hack1" svg:font-family="Hack" style:font-pitch="variable"/>
    <style:font-face style:name="Liberation Sans3" svg:font-family="'Liberation Sans'" style:font-pitch="variable"/>
    <style:font-face style:name="Source Sans Pro Light3" svg:font-family="'Source Sans Pro Light'" style:font-adornments="細字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Code" style:family="graphic" style:parent-style-name="standard">
      <style:graphic-properties draw:fill-gradient-name="Gradient_20_4" draw:fill-hatch-name="Hatching_20_91" draw:fill-image-name="Bitmap_20_1"/>
      <style:paragraph-properties fo:text-align="start"/>
      <style:text-properties style:font-name="Fira Code3" fo:font-family="'Fira Code'" style:font-style-name="Regular" style:font-pitch="fixed" fo:font-size="32pt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lizarin-outline1">
          <text:list-level-style-bullet text:level="1" text:bullet-char="●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Fira Code5" fo:font-family="'Fira Code'" style:font-pitch="fixed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4pt" fo:font-weight="250" style:font-size-asian="24pt" style:font-size-complex="24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22pt" style:font-size-asian="22pt" style:font-size-complex="22pt"/>
    </style:style>
    <style:style style:name="Alizarin-outline4" style:family="presentation" style:parent-style-name="Alizarin-outline3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fo:margin-left="0cm" fo:margin-right="0cm" fo:margin-top="0cm" fo:margin-bottom="0.15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Sans1" fo:font-family="'Liberation Sans'" style:font-family-generic="swiss" style:font-pitch="variable" fo:font-size="20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24pt" fo:letter-spacing="0.06cm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outline1">
      <style:graphic-properties fo:min-height="9.135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Mpr5" draw:layer="backgroundobjects" svg:width="25.5cm" svg:height="9.75cm" svg:x="1cm" svg:y="4.125cm" presentation:class="outline">
        <draw:text-box>
          <text:list text:style-name="ML2">
            <text:list-header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presentation:style-name="Mpr6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1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2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3" draw:text-style-name="MP18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4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5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5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8:08:10.784516201</meta:creation-date>
    <meta:editing-duration>P4DT8H38M46S</meta:editing-duration>
    <meta:editing-cycles>127</meta:editing-cycles>
    <meta:generator>LibreOffice/6.1.5.2$Linux_X86_64 LibreOffice_project/10$Build-2</meta:generator>
    <dc:title>Alizarin</dc:title>
    <dc:date>2019-10-11T14:07:08.483633628</dc:date>
    <meta:document-statistic meta:object-count="296"/>
  </office:meta>
</office:document-meta>
</file>